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60000000D027C0EB8C.png"/>
  <manifest:file-entry manifest:media-type="image/png" manifest:full-path="Pictures/100002010000015E000000CE7F39AA27.png"/>
  <manifest:file-entry manifest:media-type="image/png" manifest:full-path="Pictures/100002010000015E000000CE5FD918D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2.845cm" fo:min-width="3.3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14.365cm" fo:padding-top="0.127cm" fo:padding-bottom="0.127cm" fo:padding-left="0.254cm" fo:padding-right="0.254cm" fo:wrap-option="wrap"/>
    </style:style>
    <style:style style:name="pr1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7-blank-V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56cm" fo:margin-right="0cm" fo:margin-top="0.467cm" fo:margin-bottom="0cm" fo:line-height="90%" fo:text-align="start" fo:text-indent="-0.56cm" style:punctuation-wrap="hanging" style:writing-mode="lr-tb">
        <style:tab-stops/>
      </style:paragraph-properties>
    </style:style>
    <style:style style:name="P4" style:family="paragraph">
      <style:paragraph-properties fo:margin-left="1.4cm" fo:margin-right="0cm" fo:margin-top="0.155cm" fo:margin-bottom="0.078cm" fo:line-height="90%" fo:text-align="start" fo:text-indent="-0.56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.467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7" style:family="paragraph">
      <style:paragraph-properties style:writing-mode="lr-tb" style:font-independent-line-spacing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11" style:family="paragraph">
      <style:paragraph-properties fo:margin-left="1.4cm" fo:margin-right="0cm" fo:margin-top="0.499cm" fo:margin-bottom="0.078cm" fo:line-height="90%" fo:text-align="start" fo:text-indent="-0.56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.499cm" fo:margin-bottom="0.078cm" fo:line-height="9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.56cm" fo:margin-right="0cm" fo:margin-top="0.467cm" fo:margin-bottom="0cm" fo:line-height="70%" fo:text-align="start" fo:text-indent="-0.56cm" style:punctuation-wrap="hanging" style:writing-mode="lr-tb">
        <style:tab-stops/>
      </style:paragraph-properties>
    </style:style>
    <style:style style:name="P14" style:family="paragraph">
      <style:paragraph-properties fo:margin-left="1.4cm" fo:margin-right="0cm" fo:margin-top="0.499cm" fo:margin-bottom="0.078cm" fo:line-height="70%" fo:text-align="start" fo:text-indent="-0.56cm" style:punctuation-wrap="simple" style:writing-mode="lr-tb">
        <style:tab-stops/>
      </style:paragraph-properties>
    </style:style>
    <style:style style:name="P15" style:family="paragraph">
      <style:paragraph-properties fo:margin-left="0cm" fo:margin-right="0cm" fo:margin-top="0.499cm" fo:margin-bottom="0.078cm" fo:line-height="70%" fo:text-align="start" fo:text-indent="0cm" style:punctuation-wrap="simple" style:writing-mode="lr-tb">
        <style:tab-stops/>
      </style:paragraph-properties>
    </style:style>
    <style:style style:name="P16" style:family="paragraph">
      <style:paragraph-properties fo:margin-left="2.24cm" fo:margin-right="0cm" fo:margin-top="0.499cm" fo:margin-bottom="0.078cm" fo:line-height="90%" fo:text-align="start" fo:text-indent="-0.56cm" style:punctuation-wrap="simple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3pt" style:font-size-asian="13pt" style:font-size-complex="13pt"/>
    </style:style>
    <style:style style:name="P18" style:family="paragraph">
      <style:paragraph-properties fo:margin-left="2.54cm" fo:margin-right="0cm" fo:margin-top="0.499cm" fo:margin-bottom="0cm" fo:line-height="100%" fo:text-align="start" fo:text-indent="0cm" style:punctuation-wrap="simple" style:writing-mode="lr-tb">
        <style:tab-stops/>
      </style:paragraph-properties>
      <style:text-properties fo:font-size="13pt" style:font-size-asian="13pt" style:font-size-complex="13pt"/>
    </style:style>
    <style:style style:name="P19" style:family="paragraph">
      <style:paragraph-properties style:writing-mode="lr-tb" style:font-independent-line-spacing="true"/>
      <style:text-properties fo:font-size="13pt" style:font-size-asian="13pt" style:font-size-complex="13pt"/>
    </style:style>
    <style:style style:name="P20" style:family="paragraph">
      <style:paragraph-properties fo:margin-left="1.68cm" fo:margin-right="0cm" fo:margin-top="0.499cm" fo:margin-bottom="0.078cm" fo:line-height="70%" fo:text-align="start" fo:text-indent="0cm" style:punctuation-wrap="simple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'Rockwell Condensed'" fo:font-size="46.299999237060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6.2999992370605pt" style:font-style-asian="normal" style:font-weight-asian="normal" style:font-size-complex="46.2999992370605pt" style:font-style-complex="normal" style:font-weight-complex="normal"/>
    </style:style>
    <style:style style:name="T2" style:family="text">
      <style:text-properties fo:color="#000000" style:text-line-through-style="none" style:text-position="0% 100%" fo:font-family="Rockwell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color="#000000" style:text-line-through-style="none" style:text-position="0% 100%" fo:font-family="Rockwel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style:text-position="0% 100%" fo:font-family="Rockwell" fo:font-size="22.100000381469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.1000003814697pt" style:font-style-asian="normal" style:font-weight-asian="normal" style:font-size-complex="22.1000003814697pt" style:font-style-complex="normal" style:font-weight-complex="normal"/>
    </style:style>
    <style:style style:name="T5" style:family="text">
      <style:text-properties fo:color="#000000" style:text-line-through-style="none" style:text-position="0% 100%" fo:font-family="'Liberation Sans'" style:font-family-generic="roman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roid Sans Fallback'" style:font-pitch-asian="variable" style:font-size-asian="18pt" style:font-style-asian="normal" style:font-weight-asian="normal" style:font-family-complex="FreeSans" style:font-pitch-complex="variable" style:font-size-complex="18pt" style:font-style-complex="normal" style:font-weight-complex="normal"/>
    </style:style>
    <style:style style:name="T6" style:family="text">
      <style:text-properties fo:color="#69240c" style:text-line-through-style="none" style:text-position="0% 100%" fo:font-family="Rockwell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color="#ffffff" style:text-line-through-style="none" style:text-position="0% 100%" fo:font-family="Rockwell" fo:font-size="12.1999998092651pt" fo:letter-spacing="-0.027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2.1999998092651pt" style:font-style-asian="normal" style:font-weight-asian="bold" style:font-size-complex="12.1999998092651pt" style:font-style-complex="normal" style:font-weight-complex="bold"/>
    </style:style>
    <style:style style:name="T8" style:family="text">
      <style:text-properties fo:color="#000000" style:text-line-through-style="none" style:text-position="0% 100%" fo:font-family="'Liberation Serif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T9" style:family="text">
      <style:text-properties fo:color="#000000" style:text-line-through-style="none" style:text-position="0% 100%" fo:font-family="Rockwell" fo:font-size="3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0" style:family="text">
      <style:text-properties fo:color="#000000" style:text-line-through-style="none" style:text-position="0% 100%" fo:font-family="'Liberation Sans'" style:font-family-generic="roman" style:font-pitch="variable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Rockwell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Rockwell" fo:font-size="24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'Liberation Sans'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000000" style:text-line-through-style="none" style:text-position="0% 100%" fo:font-family="'Liberation Sans'" style:font-family-generic="roman" style:font-pitch="variable" fo:font-size="2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7pt" style:font-style-asian="normal" style:font-weight-asian="normal" style:font-size-complex="27pt" style:font-style-complex="normal" style:font-weight-complex="normal"/>
    </style:style>
    <style:style style:name="T17" style:family="text">
      <style:text-properties fo:color="#000000" style:text-line-through-style="none" style:text-position="0% 100%" fo:font-family="'Liberation Sans'" style:font-family-generic="roman" style:font-pitch="variable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fo:color="#000000" style:text-line-through-style="none" style:text-position="0% 100%" fo:font-family="Rockwell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color="#000000" style:text-line-through-style="none" style:text-position="0% 100%" fo:font-family="Rockwel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color="#ff0000" style:text-line-through-style="none" style:text-position="0% 100%" fo:font-family="Rockwell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color="#000000" style:text-line-through-style="none" style:text-position="0% 100%" fo:font-family="Rockwel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color="#000000" style:text-line-through-style="none" style:text-position="0% 100%" fo:font-family="Rockwell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000000" style:text-line-through-style="none" style:text-position="0% 100%" fo:font-family="'Liberation Sans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000000" style:text-line-through-style="none" style:text-position="0% 100%" fo:font-family="Rockwell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25" style:family="text">
      <style:text-properties fo:color="#000000" style:text-line-through-style="none" style:text-position="0% 100%" fo:font-family="'Liberation Sans'" style:font-family-generic="roman" style:font-pitch="variable" fo:font-size="13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13pt" style:font-style-asian="italic" style:font-weight-asian="normal" style:font-size-complex="13pt" style:font-style-complex="italic" style:font-weight-complex="normal"/>
    </style:style>
    <style:style style:name="T26" style:family="text">
      <style:text-properties fo:color="#000000" style:text-line-through-style="none" style:text-position="0% 100%" fo:font-family="'Liberation Sans'" style:font-family-generic="roman" style:font-pitch="variable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27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color="#000000" style:text-line-through-style="none" style:text-position="0% 100%" fo:font-family="'Liberation Sans'" style:font-family-generic="roman" style:font-pitch="variable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29" style:family="text">
      <style:text-properties fo:color="#000000" style:text-line-through-style="none" style:text-position="0% 100%" fo:font-family="Rockwell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color="#000000" style:text-line-through-style="none" style:text-position="0% 100%" fo:font-family="'Liberation Sans'" style:font-family-generic="roman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color="#000000" style:text-line-through-style="none" style:text-position="0% 100%" fo:font-family="'Liberation Sans'" style:font-family-generic="roman" style:font-pitch="variable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color="#000000" style:text-line-through-style="none" style:text-position="0% 100%" fo:font-family="'Liberation Sans'" style:font-family-generic="roman" style:font-pitch="variable" fo:font-size="1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size-complex="17pt" style:font-style-complex="normal" style:font-weight-complex="normal"/>
    </style:style>
    <style:style style:name="T33" style:family="text">
      <style:text-properties fo:color="#000000" style:text-line-through-style="none" style:text-position="0% 100%" fo:font-family="'Liberation Sans'" style:font-family-generic="roman" style:font-pitch="variable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§">
        <style:list-level-properties text:min-label-width="0.56cm"/>
        <style:text-properties fo:font-family="Wingdings" style:font-pitch="variable" fo:color="#9e3611" fo:font-size="85%"/>
      </text:list-level-style-bullet>
      <text:list-level-style-bullet text:level="2" text:bullet-char="§">
        <style:list-level-properties text:space-before="0.84cm" text:min-label-width="0.56cm"/>
        <style:text-properties fo:font-family="Wingdings" style:font-pitch="variable" fo:color="#9e3611" fo:font-size="85%"/>
      </text:list-level-style-bullet>
      <text:list-level-style-bullet text:level="3" text:bullet-char="§">
        <style:list-level-properties text:space-before="1.68cm" text:min-label-width="0.56cm"/>
        <style:text-properties fo:font-family="Wingdings" style:font-pitch="variable" fo:color="#9e3611" fo:font-size="85%"/>
      </text:list-level-style-bullet>
      <text:list-level-style-bullet text:level="4" text:bullet-char="§">
        <style:list-level-properties text:space-before="2.52cm" text:min-label-width="0.56cm"/>
        <style:text-properties fo:font-family="Wingdings" style:font-pitch="variable" fo:color="#9e3611" fo:font-size="85%"/>
      </text:list-level-style-bullet>
      <text:list-level-style-bullet text:level="5" text:bullet-char="§">
        <style:list-level-properties text:space-before="3.36cm" text:min-label-width="0.56cm"/>
        <style:text-properties fo:font-family="Wingdings" style:font-pitch="variable" fo:color="#9e3611" fo:font-size="85%"/>
      </text:list-level-style-bullet>
      <text:list-level-style-bullet text:level="6" text:bullet-char="§">
        <style:list-level-properties text:space-before="4.339cm" text:min-label-width="0.56cm"/>
        <style:text-properties fo:font-family="Wingdings" style:font-pitch="variable" fo:color="#9e3611" fo:font-size="85%"/>
      </text:list-level-style-bullet>
      <text:list-level-style-bullet text:level="7" text:bullet-char="§">
        <style:list-level-properties text:space-before="5.258cm" text:min-label-width="0.56cm"/>
        <style:text-properties fo:font-family="Wingdings" style:font-pitch="variable" fo:color="#9e3611" fo:font-size="85%"/>
      </text:list-level-style-bullet>
      <text:list-level-style-bullet text:level="8" text:bullet-char="§">
        <style:list-level-properties text:space-before="6.176cm" text:min-label-width="0.56cm"/>
        <style:text-properties fo:font-family="Wingdings" style:font-pitch="variable" fo:color="#9e3611" fo:font-size="85%"/>
      </text:list-level-style-bullet>
      <text:list-level-style-bullet text:level="9" text:bullet-char="§">
        <style:list-level-properties text:space-before="7.095cm" text:min-label-width="0.56cm"/>
        <style:text-properties fo:font-family="Wingdings" style:font-pitch="variable" fo:color="#9e3611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6cm"/>
        <style:text-properties fo:font-family="StarSymbol" fo:color="#9e3611" fo:font-size="45%"/>
      </text:list-level-style-bullet>
      <text:list-level-style-bullet text:level="2" text:bullet-char="●">
        <style:list-level-properties text:space-before="0.84cm" text:min-label-width="0.56cm"/>
        <style:text-properties fo:font-family="StarSymbol" fo:color="#9e3611" fo:font-size="45%"/>
      </text:list-level-style-bullet>
      <text:list-level-style-bullet text:level="3" text:bullet-char="●">
        <style:list-level-properties text:space-before="1.68cm" text:min-label-width="0.56cm"/>
        <style:text-properties fo:font-family="StarSymbol" fo:color="#9e3611" fo:font-size="45%"/>
      </text:list-level-style-bullet>
      <text:list-level-style-bullet text:level="4" text:bullet-char="●">
        <style:list-level-properties text:space-before="2.52cm" text:min-label-width="0.56cm"/>
        <style:text-properties fo:font-family="StarSymbol" fo:color="#9e3611" fo:font-size="45%"/>
      </text:list-level-style-bullet>
      <text:list-level-style-bullet text:level="5" text:bullet-char="●">
        <style:list-level-properties text:space-before="3.36cm" text:min-label-width="0.56cm"/>
        <style:text-properties fo:font-family="StarSymbol" fo:color="#9e3611" fo:font-size="45%"/>
      </text:list-level-style-bullet>
      <text:list-level-style-bullet text:level="6" text:bullet-char="●">
        <style:list-level-properties text:space-before="4.339cm" text:min-label-width="0.56cm"/>
        <style:text-properties fo:font-family="StarSymbol" fo:color="#9e3611" fo:font-size="45%"/>
      </text:list-level-style-bullet>
      <text:list-level-style-bullet text:level="7" text:bullet-char="●">
        <style:list-level-properties text:space-before="5.258cm" text:min-label-width="0.56cm"/>
        <style:text-properties fo:font-family="StarSymbol" fo:color="#9e3611" fo:font-size="45%"/>
      </text:list-level-style-bullet>
      <text:list-level-style-bullet text:level="8" text:bullet-char="●">
        <style:list-level-properties text:space-before="6.176cm" text:min-label-width="0.56cm"/>
        <style:text-properties fo:font-family="StarSymbol" fo:color="#9e3611" fo:font-size="45%"/>
      </text:list-level-style-bullet>
      <text:list-level-style-bullet text:level="9" text:bullet-char="●">
        <style:list-level-properties text:space-before="7.095cm" text:min-label-width="0.56cm"/>
        <style:text-properties fo:font-family="StarSymbol" fo:color="#9e361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–">
        <style:list-level-properties text:min-label-width="0.56cm"/>
        <style:text-properties fo:font-family="StarSymbol" fo:color="#9e3611" fo:font-size="75%"/>
      </text:list-level-style-bullet>
      <text:list-level-style-bullet text:level="2" text:bullet-char="–">
        <style:list-level-properties text:space-before="0.84cm" text:min-label-width="0.56cm"/>
        <style:text-properties fo:font-family="StarSymbol" fo:color="#9e3611" fo:font-size="75%"/>
      </text:list-level-style-bullet>
      <text:list-level-style-bullet text:level="3" text:bullet-char="–">
        <style:list-level-properties text:space-before="1.68cm" text:min-label-width="0.56cm"/>
        <style:text-properties fo:font-family="StarSymbol" fo:color="#9e3611" fo:font-size="75%"/>
      </text:list-level-style-bullet>
      <text:list-level-style-bullet text:level="4" text:bullet-char="–">
        <style:list-level-properties text:space-before="2.52cm" text:min-label-width="0.56cm"/>
        <style:text-properties fo:font-family="StarSymbol" fo:color="#9e3611" fo:font-size="75%"/>
      </text:list-level-style-bullet>
      <text:list-level-style-bullet text:level="5" text:bullet-char="–">
        <style:list-level-properties text:space-before="3.36cm" text:min-label-width="0.56cm"/>
        <style:text-properties fo:font-family="StarSymbol" fo:color="#9e3611" fo:font-size="75%"/>
      </text:list-level-style-bullet>
      <text:list-level-style-bullet text:level="6" text:bullet-char="–">
        <style:list-level-properties text:space-before="4.339cm" text:min-label-width="0.56cm"/>
        <style:text-properties fo:font-family="StarSymbol" fo:color="#9e3611" fo:font-size="75%"/>
      </text:list-level-style-bullet>
      <text:list-level-style-bullet text:level="7" text:bullet-char="–">
        <style:list-level-properties text:space-before="5.258cm" text:min-label-width="0.56cm"/>
        <style:text-properties fo:font-family="StarSymbol" fo:color="#9e3611" fo:font-size="75%"/>
      </text:list-level-style-bullet>
      <text:list-level-style-bullet text:level="8" text:bullet-char="–">
        <style:list-level-properties text:space-before="6.176cm" text:min-label-width="0.56cm"/>
        <style:text-properties fo:font-family="StarSymbol" fo:color="#9e3611" fo:font-size="75%"/>
      </text:list-level-style-bullet>
      <text:list-level-style-bullet text:level="9" text:bullet-char="–">
        <style:list-level-properties text:space-before="7.095cm" text:min-label-width="0.56cm"/>
        <style:text-properties fo:font-family="StarSymbol" fo:color="#9e3611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–">
        <style:list-level-properties/>
        <style:text-properties fo:font-family="StarSymbol" fo:color="#9e3611" fo:font-size="75%"/>
      </text:list-level-style-bullet>
      <text:list-level-style-bullet text:level="2" text:bullet-char="–">
        <style:list-level-properties/>
        <style:text-properties fo:font-family="StarSymbol" fo:color="#9e3611" fo:font-size="75%"/>
      </text:list-level-style-bullet>
      <text:list-level-style-bullet text:level="3" text:bullet-char="–">
        <style:list-level-properties text:space-before="0.84cm"/>
        <style:text-properties fo:font-family="StarSymbol" fo:color="#9e3611" fo:font-size="75%"/>
      </text:list-level-style-bullet>
      <text:list-level-style-bullet text:level="4" text:bullet-char="–">
        <style:list-level-properties text:space-before="1.68cm"/>
        <style:text-properties fo:font-family="StarSymbol" fo:color="#9e3611" fo:font-size="75%"/>
      </text:list-level-style-bullet>
      <text:list-level-style-bullet text:level="5" text:bullet-char="–">
        <style:list-level-properties text:space-before="2.52cm"/>
        <style:text-properties fo:font-family="StarSymbol" fo:color="#9e3611" fo:font-size="75%"/>
      </text:list-level-style-bullet>
      <text:list-level-style-bullet text:level="6" text:bullet-char="–">
        <style:list-level-properties text:space-before="3.499cm"/>
        <style:text-properties fo:font-family="StarSymbol" fo:color="#9e3611" fo:font-size="75%"/>
      </text:list-level-style-bullet>
      <text:list-level-style-bullet text:level="7" text:bullet-char="–">
        <style:list-level-properties text:space-before="4.418cm"/>
        <style:text-properties fo:font-family="StarSymbol" fo:color="#9e3611" fo:font-size="75%"/>
      </text:list-level-style-bullet>
      <text:list-level-style-bullet text:level="8" text:bullet-char="–">
        <style:list-level-properties text:space-before="5.336cm"/>
        <style:text-properties fo:font-family="StarSymbol" fo:color="#9e3611" fo:font-size="75%"/>
      </text:list-level-style-bullet>
      <text:list-level-style-bullet text:level="9" text:bullet-char="–">
        <style:list-level-properties text:space-before="6.255cm"/>
        <style:text-properties fo:font-family="StarSymbol" fo:color="#9e3611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56cm"/>
        <style:text-properties fo:font-family="StarSymbol" fo:color="#000000" fo:font-size="45%"/>
      </text:list-level-style-bullet>
      <text:list-level-style-bullet text:level="2" text:bullet-char="●">
        <style:list-level-properties text:space-before="0.84cm" text:min-label-width="0.56cm"/>
        <style:text-properties fo:font-family="StarSymbol" fo:color="#000000" fo:font-size="45%"/>
      </text:list-level-style-bullet>
      <text:list-level-style-bullet text:level="3" text:bullet-char="●">
        <style:list-level-properties text:space-before="1.68cm" text:min-label-width="0.56cm"/>
        <style:text-properties fo:font-family="StarSymbol" fo:color="#000000" fo:font-size="45%"/>
      </text:list-level-style-bullet>
      <text:list-level-style-bullet text:level="4" text:bullet-char="●">
        <style:list-level-properties text:space-before="2.52cm" text:min-label-width="0.56cm"/>
        <style:text-properties fo:font-family="StarSymbol" fo:color="#000000" fo:font-size="45%"/>
      </text:list-level-style-bullet>
      <text:list-level-style-bullet text:level="5" text:bullet-char="●">
        <style:list-level-properties text:space-before="3.36cm" text:min-label-width="0.56cm"/>
        <style:text-properties fo:font-family="StarSymbol" fo:color="#000000" fo:font-size="45%"/>
      </text:list-level-style-bullet>
      <text:list-level-style-bullet text:level="6" text:bullet-char="●">
        <style:list-level-properties text:space-before="4.339cm" text:min-label-width="0.56cm"/>
        <style:text-properties fo:font-family="StarSymbol" fo:color="#000000" fo:font-size="45%"/>
      </text:list-level-style-bullet>
      <text:list-level-style-bullet text:level="7" text:bullet-char="●">
        <style:list-level-properties text:space-before="5.258cm" text:min-label-width="0.56cm"/>
        <style:text-properties fo:font-family="StarSymbol" fo:color="#000000" fo:font-size="45%"/>
      </text:list-level-style-bullet>
      <text:list-level-style-bullet text:level="8" text:bullet-char="●">
        <style:list-level-properties text:space-before="6.176cm" text:min-label-width="0.56cm"/>
        <style:text-properties fo:font-family="StarSymbol" fo:color="#000000" fo:font-size="45%"/>
      </text:list-level-style-bullet>
      <text:list-level-style-bullet text:level="9" text:bullet-char="●">
        <style:list-level-properties text:space-before="7.095cm" text:min-label-width="0.5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0.84cm"/>
        <style:text-properties style:use-window-font-color="true" fo:font-size="45%"/>
      </text:list-level-style-number>
      <text:list-level-style-number text:level="4" style:num-format="">
        <style:list-level-properties text:space-before="1.68cm"/>
        <style:text-properties style:use-window-font-color="true" fo:font-size="45%"/>
      </text:list-level-style-number>
      <text:list-level-style-number text:level="5" style:num-format="">
        <style:list-level-properties text:space-before="2.52cm"/>
        <style:text-properties style:use-window-font-color="true" fo:font-size="45%"/>
      </text:list-level-style-number>
      <text:list-level-style-number text:level="6" style:num-format="">
        <style:list-level-properties text:space-before="3.499cm"/>
        <style:text-properties style:use-window-font-color="true" fo:font-size="45%"/>
      </text:list-level-style-number>
      <text:list-level-style-number text:level="7" style:num-format="">
        <style:list-level-properties text:space-before="4.418cm"/>
        <style:text-properties style:use-window-font-color="true" fo:font-size="45%"/>
      </text:list-level-style-number>
      <text:list-level-style-number text:level="8" style:num-format="">
        <style:list-level-properties text:space-before="5.336cm"/>
        <style:text-properties style:use-window-font-color="true" fo:font-size="45%"/>
      </text:list-level-style-number>
      <text:list-level-style-number text:level="9" style:num-format="">
        <style:list-level-properties text:space-before="6.25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56cm"/>
        <style:text-properties style:use-window-font-color="true" fo:font-size="45%"/>
      </text:list-level-style-number>
      <text:list-level-style-number text:level="2" style:num-format="">
        <style:list-level-properties text:space-before="0.84cm" text:min-label-width="0.56cm"/>
        <style:text-properties style:use-window-font-color="true" fo:font-size="45%"/>
      </text:list-level-style-number>
      <text:list-level-style-number text:level="3" style:num-format="">
        <style:list-level-properties text:space-before="1.68cm" text:min-label-width="0.56cm"/>
        <style:text-properties style:use-window-font-color="true" fo:font-size="45%"/>
      </text:list-level-style-number>
      <text:list-level-style-number text:level="4" style:num-format="">
        <style:list-level-properties text:space-before="2.52cm" text:min-label-width="0.56cm"/>
        <style:text-properties style:use-window-font-color="true" fo:font-size="45%"/>
      </text:list-level-style-number>
      <text:list-level-style-number text:level="5" style:num-format="">
        <style:list-level-properties text:space-before="3.36cm" text:min-label-width="0.56cm"/>
        <style:text-properties style:use-window-font-color="true" fo:font-size="45%"/>
      </text:list-level-style-number>
      <text:list-level-style-number text:level="6" style:num-format="">
        <style:list-level-properties text:space-before="4.339cm" text:min-label-width="0.56cm"/>
        <style:text-properties style:use-window-font-color="true" fo:font-size="45%"/>
      </text:list-level-style-number>
      <text:list-level-style-number text:level="7" style:num-format="">
        <style:list-level-properties text:space-before="5.258cm" text:min-label-width="0.56cm"/>
        <style:text-properties style:use-window-font-color="true" fo:font-size="45%"/>
      </text:list-level-style-number>
      <text:list-level-style-number text:level="8" style:num-format="">
        <style:list-level-properties text:space-before="6.176cm" text:min-label-width="0.56cm"/>
        <style:text-properties style:use-window-font-color="true" fo:font-size="45%"/>
      </text:list-level-style-number>
      <text:list-level-style-number text:level="9" style:num-format="">
        <style:list-level-properties text:space-before="7.095cm" text:min-label-width="0.5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4cm"/>
        <style:text-properties style:use-window-font-color="true" fo:font-size="45%"/>
      </text:list-level-style-number>
      <text:list-level-style-number text:level="3" style:num-format="">
        <style:list-level-properties text:space-before="1.68cm"/>
        <style:text-properties style:use-window-font-color="true" fo:font-size="45%"/>
      </text:list-level-style-number>
      <text:list-level-style-number text:level="4" style:num-format="">
        <style:list-level-properties text:space-before="2.52cm"/>
        <style:text-properties style:use-window-font-color="true" fo:font-size="45%"/>
      </text:list-level-style-number>
      <text:list-level-style-number text:level="5" style:num-format="">
        <style:list-level-properties text:space-before="3.36cm"/>
        <style:text-properties style:use-window-font-color="true" fo:font-size="45%"/>
      </text:list-level-style-number>
      <text:list-level-style-number text:level="6" style:num-format="">
        <style:list-level-properties text:space-before="4.339cm"/>
        <style:text-properties style:use-window-font-color="true" fo:font-size="45%"/>
      </text:list-level-style-number>
      <text:list-level-style-number text:level="7" style:num-format="">
        <style:list-level-properties text:space-before="5.258cm"/>
        <style:text-properties style:use-window-font-color="true" fo:font-size="45%"/>
      </text:list-level-style-number>
      <text:list-level-style-number text:level="8" style:num-format="">
        <style:list-level-properties text:space-before="6.176cm"/>
        <style:text-properties style:use-window-font-color="true" fo:font-size="45%"/>
      </text:list-level-style-number>
      <text:list-level-style-number text:level="9" style:num-format="">
        <style:list-level-properties text:space-before="7.0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draw:frame draw:name="Titre 1" presentation:style-name="pr1" draw:text-style-name="P2" draw:layer="layout" svg:width="25.202cm" svg:height="3.506cm" svg:x="0cm" svg:y="0.838cm" presentation:class="title">
          <draw:text-box>
            <text:p text:style-name="P1"><text:span text:style-name="T1">PROJET PHP</text:span></text:p>
          </draw:text-box>
        </draw:frame>
        <draw:frame draw:name="Sous-titre 2" presentation:style-name="pr2" draw:text-style-name="P2" draw:layer="layout" svg:width="25.202cm" svg:height="15.196cm" svg:x="0cm" svg:y="4.912cm" presentation:class="subtitle">
          <draw:text-box>
            <text:list text:style-name="L2">
              <text:list-item>
                <text:p text:style-name="P3"><text:span text:style-name="T2">Sujet :</text:span></text:p>
                <text:list>
                  <text:list-item>
                    <text:p text:style-name="P4"><text:span text:style-name="T3">Site permettant aux groupes de musique et musiciens de se rencontrer.</text:span></text:p>
                  </text:list-item>
                </text:list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3"><text:span text:style-name="T2">Spécifications :</text:span></text:p>
                <text:list>
                  <text:list-item>
                    <text:p text:style-name="P4"><text:span text:style-name="T3">- gestion des comptes utilisateurs</text:span></text:p>
                  </text:list-item>
                  <text:list-item>
                    <text:p text:style-name="P4"><text:span text:style-name="T3">- gestion de bases de données (remplissage+requête)</text:span></text:p>
                  </text:list-item>
                  <text:list-item>
                    <text:p text:style-name="P4"><text:span text:style-name="T3">- navigation entre plusieurs pages</text:span></text:p>
                  </text:list-item>
                  <text:list-item>
                    <text:p text:style-name="P4"><text:span text:style-name="T3">- aspects graphiques du site (CSS/Javascript...)</text:span></text:p>
                  </text:list-item>
                </text:list>
              </text:list-item>
              <text:list-item>
                <text:p text:style-name="P3"><text:span text:style-name="T4"/></text:p>
              </text:list-item>
            </text:list>
          </draw:text-box>
        </draw:frame>
        <draw:frame draw:name="ZoneTexte 3" draw:style-name="gr1" draw:text-style-name="P7" draw:layer="layout" svg:width="3.8cm" svg:height="3.095cm" svg:x="23.8cm" svg:y="0.305cm">
          <draw:text-box>
            <text:p text:style-name="P6"><text:span text:style-name="T5">CADIOT</text:span></text:p>
            <text:p text:style-name="P6"><text:span text:style-name="T5">OSHIRO</text:span></text:p>
          </draw:text-box>
        </draw:frame>
        <draw:frame draw:name="Espace réservé du pied de page 6" draw:style-name="gr2" draw:text-style-name="P2" draw:layer="layout" svg:width="14.533cm" svg:height="1.118cm" svg:x="2.1cm" svg:y="19.207cm">
          <draw:text-box>
            <text:p text:style-name="P8"><text:span text:style-name="T6">CADIOT – OSHIRO M2CCI Projet PHP</text:span></text:p>
          </draw:text-box>
        </draw:frame>
        <draw:frame draw:name="Espace réservé du numéro de diapositive 7" draw:style-name="gr3" draw:text-style-name="P2" draw:layer="layout" svg:width="1.47cm" svg:height="1.118cm" svg:x="25.979cm" svg:y="19.207cm">
          <draw:text-box>
            <text:p text:style-name="P9"><text:span text:style-name="T7"><text:page-number>&lt;numéro&gt;</text:page-number></text:span></text:p>
          </draw:text-box>
        </draw:frame>
        <presentation:notes draw:style-name="dp2">
          <draw:frame draw:name="Espace réservé du numéro de diapositive 6" draw:style-name="gr4" draw:text-style-name="P2" draw:layer="layout" svg:width="9.113cm" svg:height="1.484cm" svg:x="11.886cm" svg:y="28.215cm">
            <draw:text-box>
              <text:p text:style-name="P10"><text:span text:style-name="T8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1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Vide" presentation:presentation-page-layout-name="AL1T13">
        <draw:frame draw:name="Titre 1" presentation:style-name="pr1" draw:text-style-name="P2" draw:layer="layout" svg:width="25.202cm" svg:height="3.506cm" svg:x="0cm" svg:y="0.838cm" presentation:class="title">
          <draw:text-box>
            <text:p text:style-name="P1"><text:span text:style-name="T1">Gestion des comptes utilisateurs</text:span></text:p>
          </draw:text-box>
        </draw:frame>
        <draw:frame draw:name="Espace réservé du texte 2" presentation:style-name="pr4" draw:text-style-name="P2" draw:layer="layout" svg:width="25.202cm" svg:height="12.18cm" svg:x="0cm" svg:y="6.384cm" presentation:class="outline">
          <draw:text-box>
            <text:list text:style-name="L5">
              <text:list-item>
                <text:p text:style-name="P3"><text:span text:style-name="T9">Page de connexion 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0">Possibilité de s'enregistrer (sauvegarde des utilisateurs enregistrés dans la base « Utilisateur »)</text:span></text:p>
                  </text:list-item>
                  <text:list-item>
                    <text:p text:style-name="P11"><text:span text:style-name="T10">Vérification de l'existence du compte pour accéder au site</text:span></text:p>
                  </text:list-item>
                </text:list>
              </text:list-item>
            </text:list>
          </draw:text-box>
        </draw:frame>
        <draw:frame draw:name="Espace réservé du pied de page 5" draw:style-name="gr2" draw:text-style-name="P2" draw:layer="layout" svg:width="14.533cm" svg:height="1.118cm" svg:x="2.1cm" svg:y="19.207cm">
          <draw:text-box>
            <text:p text:style-name="P8"><text:span text:style-name="T6">CADIOT – OSHIRO M2CCI Projet PHP</text:span></text:p>
          </draw:text-box>
        </draw:frame>
        <draw:frame draw:name="Espace réservé du numéro de diapositive 6" draw:style-name="gr3" draw:text-style-name="P2" draw:layer="layout" svg:width="1.47cm" svg:height="1.118cm" svg:x="25.979cm" svg:y="19.207cm">
          <draw:text-box>
            <text:p text:style-name="P9"><text:span text:style-name="T7"><text:page-number>&lt;numéro&gt;</text:page-number></text:span></text:p>
          </draw:text-box>
        </draw:frame>
        <presentation:notes draw:style-name="dp2">
          <draw:frame draw:name="Espace réservé du numéro de diapositive 6" draw:style-name="gr4" draw:text-style-name="P2" draw:layer="layout" svg:width="9.113cm" svg:height="1.484cm" svg:x="11.886cm" svg:y="28.215cm">
            <draw:text-box>
              <text:p text:style-name="P10"><text:span text:style-name="T8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2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Vide" presentation:presentation-page-layout-name="AL1T13">
        <draw:frame draw:name="Titre 1" presentation:style-name="pr1" draw:text-style-name="P2" draw:layer="layout" svg:width="25.202cm" svg:height="3.506cm" svg:x="0cm" svg:y="0.838cm" presentation:class="title">
          <draw:text-box>
            <text:p text:style-name="P1"><text:span text:style-name="T1">Gestion de Bases de données</text:span></text:p>
          </draw:text-box>
        </draw:frame>
        <draw:frame draw:name="Espace réservé du texte 2" presentation:style-name="pr4" draw:text-style-name="P2" draw:layer="layout" svg:width="25.202cm" svg:height="3.087cm" svg:x="0cm" svg:y="4.912cm" presentation:class="outline">
          <draw:text-box>
            <text:list text:style-name="L5">
              <text:list-item>
                <text:p text:style-name="P3"><text:span text:style-name="T11">3 bases de données 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2">Utilisateur, Groupe, Musicie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2"><text:span text:style-name="T13"/></text:p>
                  </text:list-item>
                </text:list>
              </text:list-item>
            </text:list>
          </draw:text-box>
        </draw:frame>
        <draw:frame draw:name="Espace réservé du texte 4" presentation:style-name="pr4" draw:text-style-name="P2" draw:layer="layout" svg:width="25.197cm" svg:height="3.087cm" svg:x="0cm" svg:y="8.515cm" presentation:class="outline">
          <draw:text-box>
            <text:list text:style-name="L5">
              <text:list-item>
                <text:p text:style-name="P13"><text:span text:style-name="T14">Utilisateur 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Id_user (clé auto-incrémentée), name_user, password_user, email_use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15"/></text:p>
                  </text:list-item>
                </text:list>
              </text:list-item>
            </text:list>
          </draw:text-box>
        </draw:frame>
        <draw:frame draw:name="Espace réservé du texte 5" presentation:style-name="pr4" draw:text-style-name="P2" draw:layer="layout" svg:width="25.197cm" svg:height="3.087cm" svg:x="0cm" svg:y="11.8cm" presentation:class="outline">
          <draw:text-box>
            <text:list text:style-name="L5">
              <text:list-item>
                <text:p text:style-name="P13"><text:span text:style-name="T14">Groupe 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Idg (clé auto-incrémentée), nomg, villeg, styleg, grecherchem, telephoneg, adressemailg, siteg, descriptio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16"/></text:p>
                  </text:list-item>
                </text:list>
              </text:list-item>
            </text:list>
          </draw:text-box>
        </draw:frame>
        <draw:frame draw:name="Espace réservé du texte 6" presentation:style-name="pr4" draw:text-style-name="P2" draw:layer="layout" svg:width="25.197cm" svg:height="3.082cm" svg:x="0cm" svg:y="15.602cm" presentation:class="outline">
          <draw:text-box>
            <text:list text:style-name="L5">
              <text:list-item>
                <text:p text:style-name="P13"><text:span text:style-name="T14">Musicien 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Idm (clé auto-incrémentée), nomm, prenomm, agem, villem, stylem, <text:s/>telephonem, adressemailg, sitem, descriptionm, instrumentm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17"/></text:p>
                  </text:list-item>
                </text:list>
              </text:list-item>
            </text:list>
          </draw:text-box>
        </draw:frame>
        <draw:frame draw:name="Espace réservé du pied de page 9" draw:style-name="gr2" draw:text-style-name="P2" draw:layer="layout" svg:width="14.533cm" svg:height="1.118cm" svg:x="2.1cm" svg:y="19.207cm">
          <draw:text-box>
            <text:p text:style-name="P8"><text:span text:style-name="T6">CADIOT – OSHIRO M2CCI Projet PHP</text:span></text:p>
          </draw:text-box>
        </draw:frame>
        <draw:frame draw:name="Espace réservé du numéro de diapositive 10" draw:style-name="gr3" draw:text-style-name="P2" draw:layer="layout" svg:width="1.47cm" svg:height="1.118cm" svg:x="25.979cm" svg:y="19.207cm">
          <draw:text-box>
            <text:p text:style-name="P9"><text:span text:style-name="T7"><text:page-number>&lt;numéro&gt;</text:page-number></text:span></text:p>
          </draw:text-box>
        </draw:frame>
        <presentation:notes draw:style-name="dp2">
          <draw:frame draw:name="Espace réservé du numéro de diapositive 6" draw:style-name="gr4" draw:text-style-name="P2" draw:layer="layout" svg:width="9.113cm" svg:height="1.484cm" svg:x="11.886cm" svg:y="28.215cm">
            <draw:text-box>
              <text:p text:style-name="P10"><text:span text:style-name="T8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3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Vide" presentation:presentation-page-layout-name="AL1T13">
        <draw:frame draw:name="Titre 1" presentation:style-name="pr1" draw:text-style-name="P2" draw:layer="layout" svg:width="25.202cm" svg:height="3.506cm" svg:x="0cm" svg:y="0.838cm" presentation:class="title">
          <draw:text-box>
            <text:p text:style-name="P1"><text:span text:style-name="T1">Les formulaires</text:span></text:p>
          </draw:text-box>
        </draw:frame>
        <draw:frame draw:name="Espace réservé du texte 2" presentation:style-name="pr4" draw:text-style-name="P2" draw:layer="layout" svg:width="25.197cm" svg:height="12.18cm" svg:x="0cm" svg:y="5.221cm" presentation:class="outline">
          <draw:text-box>
            <text:list text:style-name="L2">
              <text:list-item>
                <text:p text:style-name="P13"><text:span text:style-name="T18">Méthode des formulaires :</text:span></text:p>
              </text:list-item>
            </text:list>
            <text:list text:style-name="L8">
              <text:list-item>
                <text:p text:style-name="P13"><text:span text:style-name="T19">&lt;form method="</text:span><text:span text:style-name="T20">post</text:span><text:span text:style-name="T19">"&gt;</text:span></text:p>
              </text:list-item>
            </text:list>
            <text:list text:style-name="L2">
              <text:list-item>
                <text:p text:style-name="P13"><text:span text:style-name="T18">Les boutons :</text:span></text:p>
              </text:list-item>
            </text:list>
            <text:list text:style-name="L5">
              <text:list-item>
                <text:p text:style-name="P13"><text:span text:style-name="T19">&lt;input type="</text:span><text:span text:style-name="T20">text</text:span><text:span text:style-name="T19">" name="nomgroupe"&gt;&lt;/p&gt;</text:span></text:p>
              </text:list-item>
              <text:list-item>
                <text:p text:style-name="P13"><text:span text:style-name="T19">&lt;input type="</text:span><text:span text:style-name="T20">tel</text:span><text:span text:style-name="T19">" name="numtelg"&gt;&lt;/p&gt;</text:span></text:p>
              </text:list-item>
              <text:list-item>
                <text:p text:style-name="P13"><text:span text:style-name="T19">&lt;input type="</text:span><text:span text:style-name="T20">email</text:span><text:span text:style-name="T19">" name="mailg"&gt;&lt;/p&gt;</text:span></text:p>
              </text:list-item>
              <text:list-item>
                <text:p text:style-name="P13"><text:span text:style-name="T19">Rock &lt;INPUT type="</text:span><text:span text:style-name="T20">checkbox</text:span><text:span text:style-name="T19">" name="rock"&gt;</text:span></text:p>
              </text:list-item>
              <text:list-item>
                <text:p text:style-name="P13"><text:span text:style-name="T19">&lt;p&gt;Description du groupe:&lt;br&gt;&lt;</text:span><text:span text:style-name="T20">TEXTAREA</text:span><text:span text:style-name="T19"> name="descriptiongroupe" rows="8" cols="20"&gt;</text:span></text:p>
              </text:list-item>
              <text:list-item>
                <text:p text:style-name="P13"><text:span text:style-name="T19">&lt;p&gt;&lt;input type="</text:span><text:span text:style-name="T20">submit</text:span><text:span text:style-name="T19">" value="Ajouter"/&gt;&lt;/p&gt;</text:span></text:p>
              </text:list-item>
              <text:list-item>
                <text:p text:style-name="P13"><text:span text:style-name="T19">&lt;p&gt;&lt;/p&gt; &lt;input type="</text:span><text:span text:style-name="T20">reset</text:span><text:span text:style-name="T19">" value="Annuler" /&gt;&lt;/p&gt;</text:span></text:p>
              </text:list-item>
            </text:list>
            <text:list text:style-name="L9">
              <text:list-item>
                <text:list>
                  <text:list-item>
                    <text:p text:style-name="P15"><text:span text:style-name="T16"/></text:p>
                  </text:list-item>
                </text:list>
              </text:list-item>
            </text:list>
          </draw:text-box>
        </draw:frame>
        <draw:frame draw:name="Espace réservé du pied de page 5" draw:style-name="gr2" draw:text-style-name="P2" draw:layer="layout" svg:width="14.533cm" svg:height="1.118cm" svg:x="2.1cm" svg:y="19.207cm">
          <draw:text-box>
            <text:p text:style-name="P8"><text:span text:style-name="T6">CADIOT – OSHIRO M2CCI Projet PHP</text:span></text:p>
          </draw:text-box>
        </draw:frame>
        <draw:frame draw:name="Espace réservé du numéro de diapositive 6" draw:style-name="gr3" draw:text-style-name="P2" draw:layer="layout" svg:width="1.47cm" svg:height="1.118cm" svg:x="25.979cm" svg:y="19.207cm">
          <draw:text-box>
            <text:p text:style-name="P9"><text:span text:style-name="T7"><text:page-number>&lt;numéro&gt;</text:page-number></text:span></text:p>
          </draw:text-box>
        </draw:frame>
        <presentation:notes draw:style-name="dp2">
          <draw:frame draw:name="Espace réservé du numéro de diapositive 6" draw:style-name="gr4" draw:text-style-name="P2" draw:layer="layout" svg:width="9.113cm" svg:height="1.484cm" svg:x="11.886cm" svg:y="28.215cm">
            <draw:text-box>
              <text:p text:style-name="P10"><text:span text:style-name="T8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4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Vide" presentation:presentation-page-layout-name="AL1T13">
        <draw:frame draw:name="Titre 1" presentation:style-name="pr1" draw:text-style-name="P2" draw:layer="layout" svg:width="25.202cm" svg:height="3.506cm" svg:x="0cm" svg:y="0.838cm" presentation:class="title">
          <draw:text-box>
            <text:p text:style-name="P1"><text:span text:style-name="T1">Remplissage Base donnée</text:span></text:p>
          </draw:text-box>
        </draw:frame>
        <draw:frame draw:name="Espace réservé du texte 2" presentation:style-name="pr4" draw:text-style-name="P2" draw:layer="layout" svg:width="25.202cm" svg:height="12.18cm" svg:x="0cm" svg:y="4.912cm" presentation:class="outline">
          <draw:text-box>
            <text:list text:style-name="L5">
              <text:list-item>
                <text:p text:style-name="P3"><text:span text:style-name="T21"><text:s/></text:span><text:span text:style-name="T11">Connexion à la base :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6"><text:span text:style-name="T12">$mysqli = new mysqli("mysql", "E102952E","WKXM9C9F", "E102952E")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3"><text:span text:style-name="T11">Récupération variables :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6"><text:span text:style-name="T12"><text:s/></text:span><text:span text:style-name="T12">$a = $_POST['nomgroupe']; …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3"><text:span text:style-name="T11">SQL :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6"><text:span text:style-name="T12">$sql = "INSERT INTO Groupe (nomg, villeg, telephoneg, adressemailg, siteg, descriptiong,styleg, grecherchem) <text:s/>VALUES ('$a', '$b', '$c', '$d', '$e', '$description','$styleg','$chercheg')";</text:span></text:p>
                      </text:list-item>
                      <text:list-item>
                        <text:p text:style-name="P16"><text:span text:style-name="T12">$mysqli-&gt;query($sql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draw:style-name="gr2" draw:text-style-name="P2" draw:layer="layout" svg:width="14.533cm" svg:height="1.118cm" svg:x="2.1cm" svg:y="19.207cm">
          <draw:text-box>
            <text:p text:style-name="P8"><text:span text:style-name="T6">CADIOT – OSHIRO M2CCI Projet PHP</text:span></text:p>
          </draw:text-box>
        </draw:frame>
        <draw:frame draw:name="Espace réservé du numéro de diapositive 6" draw:style-name="gr3" draw:text-style-name="P2" draw:layer="layout" svg:width="1.47cm" svg:height="1.118cm" svg:x="25.979cm" svg:y="19.207cm">
          <draw:text-box>
            <text:p text:style-name="P9"><text:span text:style-name="T7"><text:page-number>&lt;numéro&gt;</text:page-number></text:span></text:p>
          </draw:text-box>
        </draw:frame>
        <presentation:notes draw:style-name="dp2">
          <draw:frame draw:name="Espace réservé du numéro de diapositive 6" draw:style-name="gr4" draw:text-style-name="P2" draw:layer="layout" svg:width="9.113cm" svg:height="1.484cm" svg:x="11.886cm" svg:y="28.215cm">
            <draw:text-box>
              <text:p text:style-name="P10"><text:span text:style-name="T8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5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Vide" presentation:presentation-page-layout-name="AL1T13">
        <draw:frame draw:name="Titre 1" presentation:style-name="pr1" draw:text-style-name="P2" draw:layer="layout" svg:width="25.202cm" svg:height="3.506cm" svg:x="1cm" svg:y="0.2cm" presentation:class="title" presentation:user-transformed="true">
          <draw:text-box>
            <text:p text:style-name="P1"><text:span text:style-name="T1">Requêtes</text:span></text:p>
          </draw:text-box>
        </draw:frame>
        <draw:frame draw:name="Espace réservé du texte 2" presentation:style-name="pr4" draw:text-style-name="P2" draw:layer="layout" svg:width="25.202cm" svg:height="7.268cm" svg:x="0.4cm" svg:y="15.532cm" presentation:class="outline" presentation:user-transformed="true">
          <draw:text-box>
            <text:list text:style-name="L5">
              <text:list-item>
                <text:p xml:id="id1" text:id="id1" text:style-name="P3"><text:span text:style-name="T22">Récupération variables de la requête :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2" text:id="id2" text:style-name="P16"><text:span text:style-name="T23">if (isset( $_POST['nomMusicien'])){</text:span></text:p>
                      </text:list-item>
                      <text:list-item>
                        <text:p xml:id="id3" text:id="id3" text:style-name="P16"><text:span text:style-name="T23"><text:s/></text:span><text:span text:style-name="T23">$nomm = $_POST['nomMusicien'];}</text:span></text:p>
                      </text:list-item>
                      <text:list-item>
                        <text:p text:style-name="P16"><text:span text:style-name="T13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draw:style-name="gr2" draw:text-style-name="P2" draw:layer="layout" svg:width="14.533cm" svg:height="1.118cm" svg:x="2.1cm" svg:y="19.207cm">
          <draw:text-box>
            <text:p text:style-name="P8"><text:span text:style-name="T6">CADIOT – OSHIRO M2CCI Projet PHP</text:span></text:p>
          </draw:text-box>
        </draw:frame>
        <draw:frame draw:name="Espace réservé du numéro de diapositive 6" draw:style-name="gr3" draw:text-style-name="P2" draw:layer="layout" svg:width="1.47cm" svg:height="1.118cm" svg:x="25.979cm" svg:y="19.207cm">
          <draw:text-box>
            <text:p text:style-name="P9"><text:span text:style-name="T7"><text:page-number>&lt;numéro&gt;</text:page-number></text:span></text:p>
          </draw:text-box>
        </draw:frame>
        <draw:frame draw:name="ZoneTexte 8" draw:style-name="gr5" draw:text-style-name="P19" xml:id="id4" draw:id="id4" draw:layer="layout" svg:width="27.449cm" svg:height="14.619cm" svg:x="0cm" svg:y="3.2cm">
          <draw:text-box>
            <text:list text:style-name="L11">
              <text:list-item>
                <text:p text:style-name="P17"><text:span text:style-name="T24">Différentes requêtes en fonction du nombre de champs remplis :</text:span></text:p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18"><text:span text:style-name="T25">//seul le premier champ du formulaire est rempli</text:span></text:p>
                      </text:list-item>
                      <text:list-item>
                        <text:p text:style-name="P18"><text:span text:style-name="T26">if (isset( $_POST['nomMusicien']) &amp;&amp; empty($villem) &amp;&amp; empty($instru) &amp;&amp; empty($stylem)){</text:span></text:p>
                      </text:list-item>
                      <text:list-item>
                        <text:p text:style-name="P18"><text:span text:style-name="T26">$req = "SELECT nomm, villem, ... FROM Musicien WHERE nomm='$nomm'";</text:span></text:p>
                      </text:list-item>
                      <text:list-item>
                        <text:p text:style-name="P18"><text:span text:style-name="T26">$stmt = mysqli_prepare($mysqli,$req);</text:span></text:p>
                      </text:list-item>
                      <text:list-item>
                        <text:p text:style-name="P18"><text:span text:style-name="T26">mysqli_stmt_execute($stmt);</text:span></text:p>
                      </text:list-item>
                      <text:list-item>
                        <text:p text:style-name="P18"><text:span text:style-name="T26">mysqli_stmt_bind_result($stmt, $nomm, $villem, $stylem, $telephonem, $instrumentm, $agem, $adressemailm, $sitem, $descriptionm);</text:span></text:p>
                      </text:list-item>
                      <text:list-item>
                        <text:p text:style-name="P18"><text:span text:style-name="T26">while (mysqli_stmt_fetch($stmt)) {</text:span></text:p>
                      </text:list-item>
                      <text:list-item>
                        <text:p text:style-name="P18"><text:span text:style-name="T26">printf ("Nom du Musicien: %s &lt;br&gt;...",$nomm,...);}</text:span></text:p>
                      </text:list-item>
                      <text:list-item>
                        <text:p text:style-name="P18"><text:span text:style-name="T26">mysqli_stmt_close($stmt);</text:span></text:p>
                      </text:list-item>
                      <text:list-item>
                        <text:p text:style-name="P18"><text:span text:style-name="T26">$nbrequete += 1;}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id="2" presentation:preset-sub-type="4" presentation:preset-class="exit" presentation:group-id="0">
                  <anim:animate smil:dur="0.5s" smil:targetElement="id1" smil:attributeName="x" smil:values="x;x" smil:keyTimes="0;1"/>
                  <anim:animate smil:dur="0.5s" smil:targetElement="id1" smil:attributeName="y" smil:values="y;1+height/2" smil:keyTimes="0;1"/>
                  <anim:set smil:begin="0.499s" smil:dur="0.001s" smil:fill="hold" smil:targetElement="id1" smil:attributeName="visibility" smil:to="hidden"/>
                </anim:par>
                <anim:par smil:begin="0s" smil:fill="hold" presentation:node-type="with-previous" presentation:preset-id="2" presentation:preset-sub-type="4" presentation:preset-class="exit" presentation:group-id="0">
                  <anim:animate smil:dur="0.5s" smil:targetElement="id2" smil:attributeName="x" smil:values="x;x" smil:keyTimes="0;1"/>
                  <anim:animate smil:dur="0.5s" smil:targetElement="id2" smil:attributeName="y" smil:values="y;1+height/2" smil:keyTimes="0;1"/>
                  <anim:set smil:begin="0.499s" smil:dur="0.001s" smil:fill="hold" smil:targetElement="id2" smil:attributeName="visibility" smil:to="hidden"/>
                </anim:par>
                <anim:par smil:begin="0s" smil:fill="hold" presentation:node-type="with-previous" presentation:preset-id="2" presentation:preset-sub-type="4" presentation:preset-class="exit" presentation:group-id="0">
                  <anim:animate smil:dur="0.5s" smil:targetElement="id3" smil:attributeName="x" smil:values="x;x" smil:keyTimes="0;1"/>
                  <anim:animate smil:dur="0.5s" smil:targetElement="id3" smil:attributeName="y" smil:values="y;1+height/2" smil:keyTimes="0;1"/>
                  <anim:set smil:begin="0.499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2" presentation:preset-sub-type="4" presentation:preset-class="entrance" presentation:group-id="0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</anim:seq>
        </anim:par>
        <presentation:notes draw:style-name="dp2">
          <draw:frame draw:name="Espace réservé du numéro de diapositive 6" draw:style-name="gr4" draw:text-style-name="P2" draw:layer="layout" svg:width="9.113cm" svg:height="1.484cm" svg:x="11.886cm" svg:y="28.215cm">
            <draw:text-box>
              <text:p text:style-name="P10"><text:span text:style-name="T8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6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Vide" presentation:presentation-page-layout-name="AL1T13">
        <draw:frame draw:name="Titre 1" presentation:style-name="pr1" draw:text-style-name="P2" draw:layer="layout" svg:width="25.202cm" svg:height="3.506cm" svg:x="0cm" svg:y="0.838cm" presentation:class="title">
          <draw:text-box>
            <text:p text:style-name="P1"><text:span text:style-name="T1">Esthétique du site</text:span></text:p>
          </draw:text-box>
        </draw:frame>
        <draw:frame draw:name="Espace réservé du texte 2" presentation:style-name="pr4" draw:text-style-name="P2" draw:layer="layout" svg:width="25.202cm" svg:height="12.18cm" svg:x="0cm" svg:y="4.912cm" presentation:class="outline">
          <draw:text-box>
            <text:list text:style-name="L5">
              <text:list-item>
                <text:p text:style-name="P13"><text:span text:style-name="T2">Ergonomie générale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7">Plusieurs pages en fonction des besoins</text:span></text:p>
                  </text:list-item>
                  <text:list-item>
                    <text:p text:style-name="P14"><text:span text:style-name="T27">Barre de navigation rapide</text:span></text:p>
                  </text:list-item>
                </text:list>
              </text:list-item>
            </text:list>
            <text:list text:style-name="L5">
              <text:list-item>
                <text:p text:style-name="P13"><text:span text:style-name="T2">Javascript:</text:span></text:p>
              </text:list-item>
            </text:list>
            <text:list text:style-name="L10">
              <text:list-item>
                <text:list>
                  <text:list-item>
                    <text:p text:style-name="P14"><text:span text:style-name="T27">function hidelogin() {</text:span></text:p>
                  </text:list-item>
                  <text:list-item>
                    <text:p text:style-name="P14"><text:span text:style-name="T27">document.getElementById("formulogin").style.display = "none"; … }</text:span></text:p>
                  </text:list-item>
                  <text:list-item>
                    <text:p text:style-name="P14"><text:span text:style-name="T27">&lt;button id="buttonregister" class="buttonregister" type="button" onclick="hidelogin()"&gt;S'enregistrer&lt;/button&gt;</text:span></text:p>
                  </text:list-item>
                  <text:list-item>
                    <text:p text:style-name="P14"><text:span text:style-name="T28"/></text:p>
                  </text:list-item>
                </text:list>
              </text:list-item>
            </text:list>
          </draw:text-box>
        </draw:frame>
        <draw:frame draw:name="Espace réservé du pied de page 5" draw:style-name="gr2" draw:text-style-name="P2" draw:layer="layout" svg:width="14.533cm" svg:height="1.118cm" svg:x="2.1cm" svg:y="19.207cm">
          <draw:text-box>
            <text:p text:style-name="P8"><text:span text:style-name="T6">CADIOT – OSHIRO M2CCI Projet PHP</text:span></text:p>
          </draw:text-box>
        </draw:frame>
        <draw:frame draw:name="Espace réservé du numéro de diapositive 6" draw:style-name="gr3" draw:text-style-name="P2" draw:layer="layout" svg:width="1.47cm" svg:height="1.118cm" svg:x="25.979cm" svg:y="19.207cm">
          <draw:text-box>
            <text:p text:style-name="P9"><text:span text:style-name="T7"><text:page-number>&lt;numéro&gt;</text:page-number></text:span></text:p>
          </draw:text-box>
        </draw:frame>
        <presentation:notes draw:style-name="dp2">
          <draw:frame draw:name="Espace réservé du numéro de diapositive 6" draw:style-name="gr4" draw:text-style-name="P2" draw:layer="layout" svg:width="9.113cm" svg:height="1.484cm" svg:x="11.886cm" svg:y="28.215cm">
            <draw:text-box>
              <text:p text:style-name="P10"><text:span text:style-name="T8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7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Vide" presentation:presentation-page-layout-name="AL1T13">
        <draw:frame draw:name="Titre 1" presentation:style-name="pr1" draw:text-style-name="P2" draw:layer="layout" svg:width="25.202cm" svg:height="3.506cm" svg:x="0cm" svg:y="0.838cm" presentation:class="title">
          <draw:text-box>
            <text:p text:style-name="P1"><text:span text:style-name="T1">Esthétique du site</text:span></text:p>
          </draw:text-box>
        </draw:frame>
        <draw:frame draw:name="Espace réservé du texte 2" presentation:style-name="pr4" draw:text-style-name="P2" draw:layer="layout" svg:width="25.202cm" svg:height="14.295cm" svg:x="0cm" svg:y="4.912cm" presentation:class="outline">
          <draw:text-box>
            <text:list text:style-name="L5">
              <text:list-item>
                <text:p text:style-name="P13"><text:span text:style-name="T29">CSS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30">Différents format (barre de navigation, titre page, formulaire ...)</text:span></text:p>
                  </text:list-item>
                  <text:list-item>
                    <text:p text:style-name="P14"><text:span text:style-name="T30">Format par « block »</text:span></text:p>
                  </text:list-item>
                  <text:list-item>
                    <text:p text:style-name="P14"><text:span text:style-name="T30"><text:s/></text:span><text:span text:style-name="T31">exemple :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20"><text:span text:style-name="T32">div#formulaire {</text:span></text:p>
                      </text:list-item>
                      <text:list-item>
                        <text:p text:style-name="P20"><text:span text:style-name="T32">width:50%;</text:span></text:p>
                      </text:list-item>
                      <text:list-item>
                        <text:p text:style-name="P20"><text:span text:style-name="T32">height:75%;</text:span></text:p>
                      </text:list-item>
                      <text:list-item>
                        <text:p text:style-name="P20"><text:span text:style-name="T32">background-color:#555;</text:span></text:p>
                      </text:list-item>
                      <text:list-item>
                        <text:p text:style-name="P20"><text:span text:style-name="T32">opacity : 0.9;</text:span></text:p>
                      </text:list-item>
                      <text:list-item>
                        <text:p text:style-name="P20"><text:span text:style-name="T32">text-align:center;</text:span></text:p>
                      </text:list-item>
                      <text:list-item>
                        <text:p text:style-name="P20"><text:span text:style-name="T32">margin-left: auto;</text:span></text:p>
                      </text:list-item>
                      <text:list-item>
                        <text:p text:style-name="P20"><text:span text:style-name="T32">margin-right: auto;</text:span></text:p>
                      </text:list-item>
                      <text:list-item>
                        <text:p text:style-name="P20"><text:span text:style-name="T32">display: block;}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33"/></text:p>
                  </text:list-item>
                  <text:list-item>
                    <text:p text:style-name="P14"><text:span text:style-name="T33"/></text:p>
                  </text:list-item>
                </text:list>
              </text:list-item>
            </text:list>
          </draw:text-box>
        </draw:frame>
        <draw:frame draw:name="Espace réservé du pied de page 5" draw:style-name="gr2" draw:text-style-name="P2" draw:layer="layout" svg:width="14.533cm" svg:height="1.118cm" svg:x="2.1cm" svg:y="19.207cm">
          <draw:text-box>
            <text:p text:style-name="P8"><text:span text:style-name="T6">CADIOT – OSHIRO M2CCI Projet PHP</text:span></text:p>
          </draw:text-box>
        </draw:frame>
        <draw:frame draw:name="Espace réservé du numéro de diapositive 6" draw:style-name="gr3" draw:text-style-name="P2" draw:layer="layout" svg:width="1.47cm" svg:height="1.118cm" svg:x="25.979cm" svg:y="19.207cm">
          <draw:text-box>
            <text:p text:style-name="P9"><text:span text:style-name="T7"><text:page-number>&lt;numéro&gt;</text:page-number></text:span></text:p>
          </draw:text-box>
        </draw:frame>
        <presentation:notes draw:style-name="dp2">
          <draw:frame draw:name="Espace réservé du numéro de diapositive 6" draw:style-name="gr4" draw:text-style-name="P2" draw:layer="layout" svg:width="9.113cm" svg:height="1.484cm" svg:x="11.886cm" svg:y="28.215cm">
            <draw:text-box>
              <text:p text:style-name="P10"><text:span text:style-name="T8"><text:page-number>&lt;numéro&gt;</text:page-number></text:span></text:p>
            </draw:text-box>
          </draw:frame>
          <draw:page-thumbnail draw:name="Espace réservé de l'image des diapositives 1" draw:layer="layout" svg:width="14.848cm" svg:height="11.135cm" svg:x="3.074cm" svg:y="2.258cm" draw:page-number="8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132" xlink:href="Pictures/100002010000015E000000CE5FD918DD.png" xlink:type="simple" xlink:show="embed" xlink:actuate="onLoad"/>
    <draw:fill-image draw:name="a153" xlink:href="Pictures/1000020100000160000000D027C0EB8C.png" xlink:type="simple" xlink:show="embed" xlink:actuate="onLoad"/>
    <draw:fill-image draw:name="a174" xlink:href="Pictures/100002010000015E000000CE7F39AA27.png" xlink:type="simple" xlink:show="embed" xlink:actuate="onLoad"/>
    <draw:fill-image draw:name="a244" xlink:href="Pictures/100002010000015E000000CE5FD918DD.png" xlink:type="simple" xlink:show="embed" xlink:actuate="onLoad"/>
    <draw:fill-image draw:name="a322" xlink:href="Pictures/100002010000015E000000CE5FD918DD.png" xlink:type="simple" xlink:show="embed" xlink:actuate="onLoad"/>
    <draw:fill-image draw:name="a33" xlink:href="Pictures/100002010000015E000000CE5FD918DD.png" xlink:type="simple" xlink:show="embed" xlink:actuate="onLoad"/>
    <draw:fill-image draw:name="a358" xlink:href="Pictures/100002010000015E000000CE5FD918DD.png" xlink:type="simple" xlink:show="embed" xlink:actuate="onLoad"/>
    <draw:fill-image draw:name="a390" xlink:href="Pictures/100002010000015E000000CE5FD918DD.png" xlink:type="simple" xlink:show="embed" xlink:actuate="onLoad"/>
    <draw:fill-image draw:name="a411" xlink:href="Pictures/1000020100000160000000D027C0EB8C.png" xlink:type="simple" xlink:show="embed" xlink:actuate="onLoad"/>
    <draw:fill-image draw:name="a449" xlink:href="Pictures/100002010000015E000000CE5FD918DD.png" xlink:type="simple" xlink:show="embed" xlink:actuate="onLoad"/>
    <draw:fill-image draw:name="a470" xlink:href="Pictures/1000020100000160000000D027C0EB8C.png" xlink:type="simple" xlink:show="embed" xlink:actuate="onLoad"/>
    <draw:fill-image draw:name="a491" xlink:href="Pictures/100002010000015E000000CE5FD918DD.png" xlink:type="simple" xlink:show="embed" xlink:actuate="onLoad"/>
    <draw:fill-image draw:name="a54" xlink:href="Pictures/1000020100000160000000D027C0EB8C.png" xlink:type="simple" xlink:show="embed" xlink:actuate="onLoad"/>
    <draw:fill-image draw:name="a544" xlink:href="Pictures/100002010000015E000000CE5FD918DD.png" xlink:type="simple" xlink:show="embed" xlink:actuate="onLoad"/>
    <draw:fill-image draw:name="a56" xlink:href="Pictures/1000020100000160000000D027C0EB8C.png" xlink:type="simple" xlink:show="embed" xlink:actuate="onLoad"/>
    <draw:fill-image draw:name="a58" xlink:href="Pictures/1000020100000160000000D027C0EB8C.png" xlink:type="simple" xlink:show="embed" xlink:actuate="onLoad"/>
    <draw:fill-image draw:name="a597" xlink:href="Pictures/100002010000015E000000CE5FD918DD.png" xlink:type="simple" xlink:show="embed" xlink:actuate="onLoad"/>
    <draw:fill-image draw:name="a79" xlink:href="Pictures/100002010000015E000000CE7F39AA27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Type-de-bois-background" style:family="presentation">
      <style:graphic-properties draw:stroke="none" draw:fill="solid" draw:fill-color="#ffffff"/>
      <style:text-properties style:letter-kerning="true"/>
    </style:style>
    <style:style style:name="Master1-Type-de-bo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ype-de-boi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ype-de-bois-outline1" style:family="presentation">
      <style:graphic-properties draw:stroke="none" draw:fill="none">
        <text:list-style style:name="Master1-Type-de-bo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ype-de-bois-outline2" style:family="presentation" style:parent-style-name="Master1-Type-de-bois-outline1">
      <style:paragraph-properties fo:margin-top="0cm" fo:margin-bottom="0.4cm"/>
      <style:text-properties fo:font-size="28pt" style:font-size-asian="28pt" style:font-size-complex="28pt"/>
    </style:style>
    <style:style style:name="Master1-Type-de-bois-outline3" style:family="presentation" style:parent-style-name="Master1-Type-de-bois-outline2">
      <style:paragraph-properties fo:margin-top="0cm" fo:margin-bottom="0.3cm"/>
      <style:text-properties fo:font-size="24pt" style:font-size-asian="24pt" style:font-size-complex="24pt"/>
    </style:style>
    <style:style style:name="Master1-Type-de-bois-outline4" style:family="presentation" style:parent-style-name="Master1-Type-de-bois-outline3">
      <style:paragraph-properties fo:margin-top="0cm" fo:margin-bottom="0.2cm"/>
      <style:text-properties fo:font-size="20pt" style:font-size-asian="20pt" style:font-size-complex="20pt"/>
    </style:style>
    <style:style style:name="Master1-Type-de-bois-outline5" style:family="presentation" style:parent-style-name="Master1-Type-de-bois-outline4">
      <style:paragraph-properties fo:margin-top="0cm" fo:margin-bottom="0.1cm"/>
      <style:text-properties fo:font-size="20pt" style:font-size-asian="20pt" style:font-size-complex="20pt"/>
    </style:style>
    <style:style style:name="Master1-Type-de-bois-outline6" style:family="presentation" style:parent-style-name="Master1-Type-de-bois-outline5">
      <style:paragraph-properties fo:margin-top="0cm" fo:margin-bottom="0.1cm"/>
      <style:text-properties fo:font-size="20pt" style:font-size-asian="20pt" style:font-size-complex="20pt"/>
    </style:style>
    <style:style style:name="Master1-Type-de-bois-outline7" style:family="presentation" style:parent-style-name="Master1-Type-de-bois-outline6">
      <style:paragraph-properties fo:margin-top="0cm" fo:margin-bottom="0.1cm"/>
      <style:text-properties fo:font-size="20pt" style:font-size-asian="20pt" style:font-size-complex="20pt"/>
    </style:style>
    <style:style style:name="Master1-Type-de-bois-outline8" style:family="presentation" style:parent-style-name="Master1-Type-de-bois-outline7">
      <style:paragraph-properties fo:margin-top="0cm" fo:margin-bottom="0.1cm"/>
      <style:text-properties fo:font-size="20pt" style:font-size-asian="20pt" style:font-size-complex="20pt"/>
    </style:style>
    <style:style style:name="Master1-Type-de-bois-outline9" style:family="presentation" style:parent-style-name="Master1-Type-de-bois-outline8">
      <style:paragraph-properties fo:margin-top="0cm" fo:margin-bottom="0.1cm"/>
      <style:text-properties fo:font-size="20pt" style:font-size-asian="20pt" style:font-size-complex="20pt"/>
    </style:style>
    <style:style style:name="Master1-Type-de-bois-subtitle" style:family="presentation">
      <style:graphic-properties draw:stroke="none" draw:fill="none" draw:textarea-vertical-align="middle">
        <text:list-style style:name="Master1-Type-de-bo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ype-de-bois-title" style:family="presentation">
      <style:graphic-properties draw:stroke="none" draw:fill="none" draw:textarea-vertical-align="middle">
        <text:list-style style:name="Master1-Type-de-bo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bitmap" draw:fill-image-name="a33" draw:fill-image-width="7.917cm" draw:fill-image-height="4.678cm" style:repeat="repeat" draw:fill-image-ref-point="top-left" fo:min-height="0cm" fo:min-width="0cm"/>
    </style:style>
    <style:style style:name="Mgr4" style:family="graphic" style:parent-style-name="standard">
      <style:graphic-properties draw:stroke="solid" svg:stroke-width="0.035cm" svg:stroke-color="#ffffff" svg:stroke-opacity="100%" svg:stroke-linecap="butt" draw:fill="none" fo:min-height="0cm" fo:min-width="0cm" fo:padding-top="0.142cm" fo:padding-bottom="0.142cm" fo:padding-left="0.267cm" fo:padding-right="0.267cm"/>
    </style:style>
    <style:style style:name="Mgr5" style:family="graphic" style:parent-style-name="standard">
      <style:graphic-properties draw:stroke="none" draw:fill="bitmap" draw:fill-image-name="a54" draw:opacity="80%" draw:fill-image-width="8.569cm" draw:fill-image-height="4.899cm" style:repeat="repeat" draw:fill-image-ref-point="center" fo:min-height="0cm" fo:min-width="0cm"/>
    </style:style>
    <style:style style:name="Mgr6" style:family="graphic" style:parent-style-name="standard">
      <style:graphic-properties draw:stroke="none" draw:fill="bitmap" draw:fill-image-name="a56" draw:opacity="80%" draw:fill-image-width="8.569cm" draw:fill-image-height="4.899cm" style:repeat="repeat" draw:fill-image-ref-point="center" fo:min-height="0cm" fo:min-width="0cm"/>
    </style:style>
    <style:style style:name="Mgr7" style:family="graphic" style:parent-style-name="standard">
      <style:graphic-properties draw:stroke="none" draw:fill="bitmap" draw:fill-image-name="a58" draw:opacity="80%" draw:fill-image-width="8.569cm" draw:fill-image-height="4.899cm" style:repeat="repeat" draw:fill-image-ref-point="center" fo:min-height="0cm" fo:min-width="0cm"/>
    </style:style>
    <style:style style:name="Mgr8" style:family="graphic" style:parent-style-name="standard">
      <style:graphic-properties draw:stroke="none" draw:fill="bitmap" draw:fill-image-name="a79" draw:fill-image-width="7.917cm" draw:fill-image-height="4.678cm" style:repeat="repeat" draw:fill-image-ref-point="top-left" fo:min-height="0cm" fo:min-width="0cm"/>
    </style:style>
    <style:style style:name="Mgr9" style:family="graphic" style:parent-style-name="standard">
      <style:graphic-properties draw:stroke="solid" svg:stroke-width="0.071cm" svg:stroke-color="#ffffff" svg:stroke-opacity="100%" svg:stroke-linecap="butt" draw:fill="none" fo:min-height="0cm" fo:min-width="0cm" fo:padding-top="0.16cm" fo:padding-bottom="0.16cm" fo:padding-left="0.285cm" fo:padding-right="0.285cm"/>
    </style:style>
    <style:style style:name="Mgr10" style:family="graphic" style:parent-style-name="standard">
      <style:graphic-properties draw:stroke="none" draw:fill="bitmap" draw:fill-image-name="a132" draw:fill-image-width="7.917cm" draw:fill-image-height="4.678cm" style:repeat="repeat" draw:fill-image-ref-point="top-left" fo:min-height="0cm" fo:min-width="0cm"/>
    </style:style>
    <style:style style:name="Mgr11" style:family="graphic" style:parent-style-name="standard">
      <style:graphic-properties draw:stroke="none" draw:fill="bitmap" draw:fill-image-name="a153" draw:opacity="80%" draw:fill-image-width="8.569cm" draw:fill-image-height="4.899cm" style:repeat="repeat" draw:fill-image-ref-point="center" fo:min-height="0cm" fo:min-width="0cm"/>
    </style:style>
    <style:style style:name="Mgr12" style:family="graphic" style:parent-style-name="standard">
      <style:graphic-properties draw:stroke="none" draw:fill="bitmap" draw:fill-image-name="a174" draw:fill-image-width="7.917cm" draw:fill-image-height="4.678cm" style:repeat="repeat" draw:fill-image-ref-point="top-left" fo:min-height="0cm" fo:min-width="0cm"/>
    </style:style>
    <style:style style:name="Mgr13" style:family="graphic" style:parent-style-name="standard">
      <style:graphic-properties draw:stroke="none" draw:fill="bitmap" draw:fill-image-name="a244" draw:fill-image-width="7.917cm" draw:fill-image-height="4.678cm" style:repeat="repeat" draw:fill-image-ref-point="top-left" fo:min-height="0cm" fo:min-width="0cm"/>
    </style:style>
    <style:style style:name="Mgr14" style:family="graphic" style:parent-style-name="standard">
      <style:graphic-properties draw:stroke="none" draw:fill="bitmap" draw:fill-image-name="a322" draw:fill-image-width="7.917cm" draw:fill-image-height="4.678cm" style:repeat="repeat" draw:fill-image-ref-point="top-left" fo:min-height="0cm" fo:min-width="0cm"/>
    </style:style>
    <style:style style:name="Mgr15" style:family="graphic" style:parent-style-name="standard">
      <style:graphic-properties draw:stroke="none" draw:fill="bitmap" draw:fill-image-name="a358" draw:fill-image-width="7.917cm" draw:fill-image-height="4.678cm" style:repeat="repeat" draw:fill-image-ref-point="top-left" fo:min-height="0cm" fo:min-width="0cm"/>
    </style:style>
    <style:style style:name="Mgr16" style:family="graphic" style:parent-style-name="standard">
      <style:graphic-properties draw:stroke="none" draw:fill="bitmap" draw:fill-image-name="a390" draw:fill-image-width="7.917cm" draw:fill-image-height="4.678cm" style:repeat="repeat" draw:fill-image-ref-point="top-left" fo:min-height="0cm" fo:min-width="0cm"/>
    </style:style>
    <style:style style:name="Mgr17" style:family="graphic" style:parent-style-name="standard">
      <style:graphic-properties draw:stroke="none" draw:fill="bitmap" draw:fill-image-name="a411" draw:opacity="60%" draw:fill-image-width="8.569cm" draw:fill-image-height="4.899cm" style:repeat="repeat" draw:fill-image-ref-point="center" fo:min-height="0cm" fo:min-width="0cm"/>
    </style:style>
    <style:style style:name="Mgr18" style:family="graphic" style:parent-style-name="standard">
      <style:graphic-properties draw:stroke="none" draw:fill="bitmap" draw:fill-image-name="a449" draw:fill-image-width="7.917cm" draw:fill-image-height="4.678cm" style:repeat="repeat" draw:fill-image-ref-point="top-left" fo:min-height="0cm" fo:min-width="0cm"/>
    </style:style>
    <style:style style:name="Mgr19" style:family="graphic" style:parent-style-name="standard">
      <style:graphic-properties draw:stroke="none" draw:fill="bitmap" draw:fill-image-name="a470" draw:opacity="60%" draw:fill-image-width="8.569cm" draw:fill-image-height="4.899cm" style:repeat="repeat" draw:fill-image-ref-point="center" fo:min-height="0cm" fo:min-width="0cm"/>
    </style:style>
    <style:style style:name="Mgr20" style:family="graphic" style:parent-style-name="standard">
      <style:graphic-properties draw:stroke="none" draw:fill="bitmap" draw:fill-image-name="a491" draw:fill-image-width="7.917cm" draw:fill-image-height="4.678cm" style:repeat="repeat" draw:fill-image-ref-point="top-left" fo:min-height="0cm" fo:min-width="0cm"/>
    </style:style>
    <style:style style:name="Mgr21" style:family="graphic" style:parent-style-name="standard">
      <style:graphic-properties draw:stroke="none" draw:fill="bitmap" draw:fill-image-name="a544" draw:fill-image-width="7.917cm" draw:fill-image-height="4.678cm" style:repeat="repeat" draw:fill-image-ref-point="top-left" fo:min-height="0cm" fo:min-width="0cm"/>
    </style:style>
    <style:style style:name="Mgr22" style:family="graphic" style:parent-style-name="standard">
      <style:graphic-properties draw:stroke="none" draw:fill="bitmap" draw:fill-image-name="a597" draw:fill-image-width="7.917cm" draw:fill-image-height="4.678cm" style:repeat="repeat" draw:fill-image-ref-point="top-left" fo:min-height="0cm" fo:min-width="0cm"/>
    </style:style>
    <style:style style:name="Mpr1" style:family="presentation" style:parent-style-name="Master1-Type-de-boi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Type-de-bois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ype-de-boi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ype-de-boi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ype-de-boi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Type-de-boi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Type-de-boi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ais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Image-avec-légende-title">
      <style:graphic-properties draw:stroke="none" draw:fill="solid" draw:fill-color="#e1e0e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min-width="25.201cm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11-vertTitleAndTx-Titre-vertical-et-texte-title">
      <style:graphic-properties draw:stroke="none" draw:fill="none" draw:textarea-horizontal-align="right" draw:textarea-vertical-align="middle" draw:auto-grow-height="false" draw:auto-grow-width="false" fo:min-width="25.201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min-width="25.201cm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56cm" fo:margin-right="0cm" fo:margin-top="0.467cm" fo:margin-bottom="0cm" fo:line-height="90%" fo:text-align="start" fo:text-indent="-0.56cm" style:punctuation-wrap="hanging" style:writing-mode="lr-tb">
        <style:tab-stops/>
      </style:paragraph-properties>
    </style:style>
    <style:style style:name="MP6" style:family="paragraph">
      <style:paragraph-properties fo:margin-left="1.4cm" fo:margin-right="0cm" fo:margin-top="0.155cm" fo:margin-bottom="0.078cm" fo:line-height="90%" fo:text-align="start" fo:text-indent="-0.56cm" style:punctuation-wrap="hanging" style:writing-mode="lr-tb">
        <style:tab-stops/>
      </style:paragraph-properties>
    </style:style>
    <style:style style:name="MP7" style:family="paragraph">
      <style:paragraph-properties fo:margin-left="2.24cm" fo:margin-right="0cm" fo:margin-top="0.155cm" fo:margin-bottom="0.078cm" fo:line-height="90%" fo:text-align="start" fo:text-indent="-0.56cm" style:punctuation-wrap="hanging" style:writing-mode="lr-tb">
        <style:tab-stops/>
      </style:paragraph-properties>
    </style:style>
    <style:style style:name="MP8" style:family="paragraph">
      <style:paragraph-properties fo:margin-left="3.08cm" fo:margin-right="0cm" fo:margin-top="0.155cm" fo:margin-bottom="0.078cm" fo:line-height="90%" fo:text-align="start" fo:text-indent="-0.56cm" style:punctuation-wrap="hanging" style:writing-mode="lr-tb">
        <style:tab-stops/>
      </style:paragraph-properties>
    </style:style>
    <style:style style:name="MP9" style:family="paragraph">
      <style:paragraph-properties fo:margin-left="3.92cm" fo:margin-right="0cm" fo:margin-top="0.155cm" fo:margin-bottom="0.078cm" fo:line-height="90%" fo:text-align="start" fo:text-indent="-0.56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467cm" fo:margin-bottom="0cm" fo:line-height="9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388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Liberation Sans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roid Sans Fallback'" style:font-pitch-asian="variable" style:font-size-asian="14pt" style:font-style-asian="normal" style:font-weight-asian="normal" style:font-family-complex="FreeSans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'Rockwell Condensed'" fo:font-size="46.299999237060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6.2999992370605pt" style:font-style-asian="normal" style:font-weight-asian="normal" style:font-size-complex="46.2999992370605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Rockwell" fo:font-size="22.100000381469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.1000003814697pt" style:font-style-asian="normal" style:font-weight-asian="normal" style:font-size-complex="22.1000003814697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Rockwell" fo:font-size="19.899999618530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9.8999996185303pt" style:font-style-asian="normal" style:font-weight-asian="normal" style:font-size-complex="19.8999996185303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Rockwell" fo:font-size="17.700000762939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7.7000007629395pt" style:font-style-asian="normal" style:font-weight-asian="normal" style:font-size-complex="17.7000007629395pt" style:font-style-complex="normal" style:font-weight-complex="normal"/>
    </style:style>
    <style:style style:name="MT6" style:family="text">
      <style:text-properties fo:color="#69240c" style:text-line-through-style="none" style:text-position="0% 100%" fo:font-family="Rockwell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7" style:family="text">
      <style:text-properties fo:color="#ffffff" style:text-line-through-style="none" style:text-position="0% 100%" fo:font-family="Rockwell" fo:font-size="12.1999998092651pt" fo:letter-spacing="-0.027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2.1999998092651pt" style:font-style-asian="normal" style:font-weight-asian="bold" style:font-size-complex="12.1999998092651pt" style:font-style-complex="normal" style:font-weight-complex="bold"/>
    </style:style>
    <style:style style:name="MT8" style:family="text">
      <style:text-properties fo:color="#000000" style:text-line-through-style="none" style:text-position="0% 100%" fo:font-family="'Liberation Serif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'Rockwell Condensed'" fo:font-size="70.59999847412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70.5999984741211pt" style:font-style-asian="normal" style:font-weight-asian="normal" style:font-size-complex="70.5999984741211pt" style:font-style-complex="normal" style:font-weight-complex="normal"/>
    </style:style>
    <style:style style:name="MT10" style:family="text">
      <style:text-properties fo:color="#ffffff" style:text-line-through-style="none" style:text-position="0% 100%" fo:font-family="Rockwell" fo:font-size="30.8999996185303pt" fo:letter-spacing="-0.027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0.8999996185303pt" style:font-style-asian="normal" style:font-weight-asian="bold" style:font-size-complex="30.8999996185303pt" style:font-style-complex="normal" style:font-weight-complex="bold"/>
    </style:style>
    <style:style style:name="MT11" style:family="text">
      <style:text-properties fo:color="#69240c" style:text-line-through-style="none" style:text-position="0% 100%" fo:font-family="Rockwell" fo:font-size="19.899999618530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9.8999996185303pt" style:font-style-asian="normal" style:font-weight-asian="normal" style:font-size-complex="19.8999996185303pt" style:font-style-complex="normal" style:font-weight-complex="normal"/>
    </style:style>
    <style:style style:name="MT12" style:family="text">
      <style:text-properties fo:color="#9e3611" style:text-line-through-style="none" style:text-position="0% 100%" fo:font-family="Rockwell" fo:font-size="22.1000003814697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2.1000003814697pt" style:font-style-asian="normal" style:font-weight-asian="bold" style:font-size-complex="22.1000003814697pt" style:font-style-complex="normal" style:font-weight-complex="bold"/>
    </style:style>
    <style:style style:name="MT13" style:family="text">
      <style:text-properties fo:color="#000000" style:text-line-through-style="none" style:text-position="0% 100%" fo:font-family="'Rockwell Condensed'" fo:font-size="30.899999618530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.8999996185303pt" style:font-style-asian="normal" style:font-weight-asian="normal" style:font-size-complex="30.8999996185303pt" style:font-style-complex="normal" style:font-weight-complex="normal"/>
    </style:style>
    <style:style style:name="MT14" style:family="text">
      <style:text-properties fo:color="#69240c" style:text-line-through-style="none" style:text-position="0% 100%" fo:font-family="Rockwell" fo:font-size="14.899999618530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.8999996185303pt" style:font-style-asian="normal" style:font-weight-asian="normal" style:font-size-complex="14.8999996185303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Rockwell" fo:font-size="35.299999237060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5.2999992370605pt" style:font-style-asian="normal" style:font-weight-asian="normal" style:font-size-complex="35.299999237060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§">
        <style:list-level-properties text:min-label-width="0.56cm"/>
        <style:text-properties fo:font-family="Wingdings" style:font-pitch="variable" fo:color="#9e3611" fo:font-size="85%"/>
      </text:list-level-style-bullet>
      <text:list-level-style-bullet text:level="2" text:bullet-char="§">
        <style:list-level-properties text:space-before="0.84cm" text:min-label-width="0.56cm"/>
        <style:text-properties fo:font-family="Wingdings" style:font-pitch="variable" fo:color="#9e3611" fo:font-size="85%"/>
      </text:list-level-style-bullet>
      <text:list-level-style-bullet text:level="3" text:bullet-char="§">
        <style:list-level-properties text:space-before="1.68cm" text:min-label-width="0.56cm"/>
        <style:text-properties fo:font-family="Wingdings" style:font-pitch="variable" fo:color="#9e3611" fo:font-size="85%"/>
      </text:list-level-style-bullet>
      <text:list-level-style-bullet text:level="4" text:bullet-char="§">
        <style:list-level-properties text:space-before="2.52cm" text:min-label-width="0.56cm"/>
        <style:text-properties fo:font-family="Wingdings" style:font-pitch="variable" fo:color="#9e3611" fo:font-size="85%"/>
      </text:list-level-style-bullet>
      <text:list-level-style-bullet text:level="5" text:bullet-char="§">
        <style:list-level-properties text:space-before="3.36cm" text:min-label-width="0.56cm"/>
        <style:text-properties fo:font-family="Wingdings" style:font-pitch="variable" fo:color="#9e3611" fo:font-size="85%"/>
      </text:list-level-style-bullet>
      <text:list-level-style-bullet text:level="6" text:bullet-char="§">
        <style:list-level-properties text:space-before="4.339cm" text:min-label-width="0.56cm"/>
        <style:text-properties fo:font-family="Wingdings" style:font-pitch="variable" fo:color="#9e3611" fo:font-size="85%"/>
      </text:list-level-style-bullet>
      <text:list-level-style-bullet text:level="7" text:bullet-char="§">
        <style:list-level-properties text:space-before="5.258cm" text:min-label-width="0.56cm"/>
        <style:text-properties fo:font-family="Wingdings" style:font-pitch="variable" fo:color="#9e3611" fo:font-size="85%"/>
      </text:list-level-style-bullet>
      <text:list-level-style-bullet text:level="8" text:bullet-char="§">
        <style:list-level-properties text:space-before="6.176cm" text:min-label-width="0.56cm"/>
        <style:text-properties fo:font-family="Wingdings" style:font-pitch="variable" fo:color="#9e3611" fo:font-size="85%"/>
      </text:list-level-style-bullet>
      <text:list-level-style-bullet text:level="9" text:bullet-char="§">
        <style:list-level-properties text:space-before="7.095cm" text:min-label-width="0.56cm"/>
        <style:text-properties fo:font-family="Wingdings" style:font-pitch="variable" fo:color="#9e3611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4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45%"/>
      </text:list-level-style-number>
      <text:list-level-style-number text:level="5" style:num-format="">
        <style:list-level-properties text:space-before="5.6cm"/>
        <style:text-properties style:use-window-font-color="true" fo:font-size="45%"/>
      </text:list-level-style-number>
      <text:list-level-style-number text:level="6" style:num-format="">
        <style:list-level-properties text:space-before="7cm"/>
        <style:text-properties style:use-window-font-color="true" fo:font-size="45%"/>
      </text:list-level-style-number>
      <text:list-level-style-number text:level="7" style:num-format="">
        <style:list-level-properties text:space-before="8.4cm"/>
        <style:text-properties style:use-window-font-color="true" fo:font-size="45%"/>
      </text:list-level-style-number>
      <text:list-level-style-number text:level="8" style:num-format="">
        <style:list-level-properties text:space-before="9.799cm"/>
        <style:text-properties style:use-window-font-color="true" fo:font-size="45%"/>
      </text:list-level-style-number>
      <text:list-level-style-number text:level="9" style:num-format="">
        <style:list-level-properties text:space-before="11.19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Type-de-bois" style:page-layout-name="PM1" draw:style-name="Mdp1">
      <draw:g draw:name="Group 11">
        <draw:custom-shape draw:name="Oval 7" draw:style-name="Mgr3" draw:layer="layout" svg:width="1.204cm" svg:height="1.204cm" svg:x="26.099cm" svg:y="19.15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8" draw:style-name="Mgr4" draw:layer="layout" svg:width="0.98cm" svg:height="0.98cm" svg:x="26.211cm" svg:y="19.265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name="Title Placeholder 1" presentation:style-name="Mpr1" draw:text-style-name="MP4" draw:layer="backgroundobjects" svg:width="23.801cm" svg:height="4.928cm" svg:x="2.1cm" svg:y="1.484cm" presentation:class="title">
        <draw:text-box>
          <text:p text:style-name="MP3"><text:span text:style-name="MT2">Modifiez le style du titre</text:span></text:p>
        </draw:text-box>
      </draw:frame>
      <draw:frame draw:name="Text Placeholder 2" presentation:style-name="Mpr2" draw:text-style-name="MP4" draw:layer="backgroundobjects" svg:width="23.801cm" svg:height="12.403cm" svg:x="2.1cm" svg:y="6.496cm" presentation:class="outline">
        <draw:text-box>
          <text:list text:style-name="ML3">
            <text:list-item>
              <text:p text:style-name="MP5"><text:span text:style-name="MT3">Modifiez les styles du texte du masque</text:span></text:p>
              <text:list>
                <text:list-item>
                  <text:p text:style-name="MP6"><text:span text:style-name="MT4">Deuxième niveau</text:span></text:p>
                  <text:list>
                    <text:list-item>
                      <text:p text:style-name="MP7"><text:span text:style-name="MT5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7.518cm" svg:height="1.118cm" svg:x="18.35cm" svg:y="19.207cm" presentation:class="date-time">
        <draw:text-box>
          <text:p/>
        </draw:text-box>
      </draw:frame>
      <draw:frame draw:name="Footer Placeholder 4" presentation:style-name="Mpr3" draw:text-style-name="MP4" draw:layer="backgroundobjects" svg:width="14.533cm" svg:height="1.118cm" svg:x="2.1cm" svg:y="19.207cm" presentation:class="footer">
        <draw:text-box>
          <text:p text:style-name="MP10"><text:span text:style-name="MT6">CADIOT – OSHIRO M2CCI Projet PHP</text:span></text:p>
        </draw:text-box>
      </draw:frame>
      <draw:frame draw:name="Slide Number Placeholder 5" presentation:style-name="Mpr4" draw:text-style-name="MP4" draw:layer="backgroundobjects" svg:width="1.47cm" svg:height="1.118cm" svg:x="25.979cm" svg:y="19.20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Type-de-bois-title" draw:layer="backgroundobjects" svg:width="14.848cm" svg:height="11.136cm" svg:x="3.075cm" svg:y="2.257cm" presentation:class="page"/>
        <draw:frame draw:name="Espace réservé des commentaires 2" presentation:style-name="Mpr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custom-shape draw:name="Rectangle 6" draw:style-name="Mgr5" draw:layer="backgroundobjects" svg:width="23.801cm" svg:height="0.247cm" svg:x="2.1cm" svg:y="4.124cm">
        <text:p/>
        <draw:enhanced-geometry svg:viewBox="0 0 21600 21600" draw:type="non-primitive" draw:enhanced-path="M 0 0 L 21600 0 21600 21600 0 21600 Z N"/>
      </draw:custom-shape>
      <draw:custom-shape draw:name="Rectangle 7" draw:style-name="Mgr6" draw:layer="backgroundobjects" svg:width="23.801cm" svg:height="0.247cm" svg:x="2.1cm" svg:y="13.114cm">
        <text:p/>
        <draw:enhanced-geometry svg:viewBox="0 0 21600 21600" draw:type="non-primitive" draw:enhanced-path="M 0 0 L 21600 0 21600 21600 0 21600 Z N"/>
      </draw:custom-shape>
      <draw:custom-shape draw:name="Rectangle 8" draw:style-name="Mgr7" draw:layer="backgroundobjects" svg:width="23.801cm" svg:height="8.4cm" svg:x="2.1cm" svg:y="4.546cm">
        <text:p/>
        <draw:enhanced-geometry svg:viewBox="0 0 21600 21600" draw:type="non-primitive" draw:enhanced-path="M 0 0 L 21600 0 21600 21600 0 21600 Z N"/>
      </draw:custom-shape>
      <draw:g draw:name="Group 9">
        <draw:custom-shape draw:name="Oval 10" draw:style-name="Mgr8" draw:layer="layout" svg:width="2.8cm" svg:height="2.8cm" svg:x="22.155cm" svg:y="12.576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1" draw:style-name="Mgr9" draw:layer="layout" svg:width="2.24cm" svg:height="2.24cm" svg:x="22.435cm" svg:y="12.856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name="Title 1" presentation:style-name="Mpr8" draw:text-style-name="MP4" draw:layer="backgroundobjects" svg:width="23.253cm" svg:height="9.296cm" svg:x="2.415cm" svg:y="4.385cm" presentation:class="title">
        <draw:text-box>
          <text:p text:style-name="MP12"><text:span text:style-name="MT9">Modifiez le style du titre</text:span></text:p>
        </draw:text-box>
      </draw:frame>
      <draw:frame draw:name="Subtitle 2" presentation:style-name="Mpr9" draw:text-style-name="MP4" draw:layer="backgroundobjects" svg:width="18.124cm" svg:height="3.276cm" svg:x="2.457cm" svg:y="13.439cm" presentation:class="subtitle">
        <draw:text-box>
          <text:p text:style-name="MP13"><text:span text:style-name="MT4">Modifiez le style des sous-titres du masque</text:span></text:p>
        </draw:text-box>
      </draw:frame>
      <draw:frame draw:name="Date Placeholder 3" presentation:style-name="Mpr10" draw:text-style-name="MP4" draw:layer="backgroundobjects" svg:width="7.518cm" svg:height="1.118cm" svg:x="18.35cm" svg:y="19.207cm" presentation:class="date-time">
        <draw:text-box>
          <text:p/>
        </draw:text-box>
      </draw:frame>
      <draw:frame draw:name="Footer Placeholder 4" presentation:style-name="Mpr10" draw:text-style-name="MP4" draw:layer="backgroundobjects" svg:width="14.533cm" svg:height="1.118cm" svg:x="2.489cm" svg:y="19.207cm" presentation:class="footer">
        <draw:text-box>
          <text:p text:style-name="MP10"><text:span text:style-name="MT6">CADIOT – OSHIRO M2CCI Projet PHP</text:span></text:p>
        </draw:text-box>
      </draw:frame>
      <draw:frame draw:name="Slide Number Placeholder 5" presentation:style-name="Mpr11" draw:text-style-name="MP4" draw:layer="backgroundobjects" svg:width="2.742cm" svg:height="1.96cm" svg:x="22.184cm" svg:y="12.944cm" presentation:class="page-number">
        <draw:text-box>
          <text:p text:style-name="MP11"><text:span text:style-name="MT10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commentaires 2" presentation:style-name="Mpr1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g draw:name="Group 11">
        <draw:custom-shape draw:name="Oval 7" draw:style-name="Mgr10" draw:layer="Master1-bg" svg:width="1.204cm" svg:height="1.204cm" svg:x="26.099cm" svg:y="19.15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8" draw:style-name="Mgr4" draw:layer="Master1-bg" svg:width="0.98cm" svg:height="0.98cm" svg:x="26.211cm" svg:y="19.265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name="Title 1" presentation:style-name="Mpr15" draw:text-style-name="MP4" draw:layer="backgroundobjects" svg:width="23.801cm" svg:height="4.928cm" svg:x="2.1cm" svg:y="1.484cm" presentation:class="title">
        <draw:text-box>
          <text:p text:style-name="MP3"><text:span text:style-name="MT2">Modifiez le style du titre</text:span></text:p>
        </draw:text-box>
      </draw:frame>
      <draw:frame draw:name="Content Placeholder 2" presentation:style-name="Mpr16" draw:text-style-name="MP4" draw:layer="backgroundobjects" svg:width="23.801cm" svg:height="12.403cm" svg:x="2.1cm" svg:y="6.496cm" presentation:class="title">
        <draw:text-box>
          <text:list text:style-name="ML3">
            <text:list-item>
              <text:p text:style-name="MP5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Date Placeholder 6" presentation:style-name="Mpr17" draw:text-style-name="MP4" draw:layer="backgroundobjects" svg:width="7.518cm" svg:height="1.118cm" svg:x="18.35cm" svg:y="19.207cm" presentation:class="date-time">
        <draw:text-box>
          <text:p/>
        </draw:text-box>
      </draw:frame>
      <draw:frame draw:name="Footer Placeholder 7" presentation:style-name="Mpr17" draw:text-style-name="MP4" draw:layer="backgroundobjects" svg:width="14.533cm" svg:height="1.118cm" svg:x="2.1cm" svg:y="19.207cm" presentation:class="footer">
        <draw:text-box>
          <text:p text:style-name="MP10"><text:span text:style-name="MT6">CADIOT – OSHIRO M2CCI Projet PHP</text:span></text:p>
        </draw:text-box>
      </draw:frame>
      <draw:frame draw:name="Slide Number Placeholder 8" presentation:style-name="Mpr18" draw:text-style-name="MP4" draw:layer="backgroundobjects" svg:width="1.47cm" svg:height="1.118cm" svg:x="25.979cm" svg:y="19.20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commentaires 2" presentation:style-name="Mpr1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custom-shape draw:name="Rectangle 6" draw:style-name="Mgr11" draw:layer="backgroundobjects" svg:width="28.002cm" svg:height="5.94cm" svg:x="0cm" svg:y="15.059cm">
        <text:p/>
        <draw:enhanced-geometry svg:viewBox="0 0 21600 21600" draw:type="non-primitive" draw:enhanced-path="M 0 0 L 21600 0 21600 21600 0 21600 Z N"/>
      </draw:custom-shape>
      <draw:frame draw:name="Title 1" presentation:style-name="Mpr22" draw:text-style-name="MP4" draw:layer="backgroundobjects" svg:width="21.316cm" svg:height="10.78cm" svg:x="4.977cm" svg:y="3.752cm" presentation:class="title">
        <draw:text-box>
          <text:p text:style-name="MP12"><text:span text:style-name="MT9">Modifiez le style du titre</text:span></text:p>
        </draw:text-box>
      </draw:frame>
      <draw:frame draw:name="Text Placeholder 2" presentation:style-name="Mpr23" draw:text-style-name="MP4" draw:layer="backgroundobjects" svg:width="20.791cm" svg:height="3.267cm" svg:x="4.974cm" svg:y="15.371cm" presentation:class="outline">
        <draw:text-box>
          <text:list text:style-name="ML6">
            <text:list-item>
              <text:p text:style-name="MP13"><text:span text:style-name="MT11">Modifiez les styles du texte du masque</text:span></text:p>
            </text:list-item>
          </text:list>
        </draw:text-box>
      </draw:frame>
      <draw:frame draw:name="Date Placeholder 3" presentation:style-name="Mpr24" draw:text-style-name="MP4" draw:layer="backgroundobjects" svg:width="6.073cm" svg:height="1.118cm" svg:x="19.737cm" svg:y="19.207cm" presentation:class="date-time">
        <draw:text-box>
          <text:p/>
        </draw:text-box>
      </draw:frame>
      <draw:frame draw:name="Footer Placeholder 4" presentation:style-name="Mpr24" draw:text-style-name="MP4" draw:layer="backgroundobjects" svg:width="14.533cm" svg:height="1.118cm" svg:x="5.01cm" svg:y="19.207cm" presentation:class="footer">
        <draw:text-box>
          <text:p text:style-name="MP10"><text:span text:style-name="MT6">CADIOT – OSHIRO M2CCI Projet PHP</text:span></text:p>
        </draw:text-box>
      </draw:frame>
      <draw:g draw:name="Group 7">
        <draw:custom-shape draw:name="Oval 8" draw:style-name="Mgr12" draw:layer="layout" svg:width="2.8cm" svg:height="2.8cm" svg:x="1.941cm" svg:y="7.443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9" draw:style-name="Mgr9" draw:layer="layout" svg:width="2.24cm" svg:height="2.24cm" svg:x="2.221cm" svg:y="7.723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name="Slide Number Placeholder 5" presentation:style-name="Mpr25" draw:text-style-name="MP4" draw:layer="backgroundobjects" svg:width="2.729cm" svg:height="2.206cm" svg:x="1.977cm" svg:y="7.681cm" presentation:class="page-number">
        <draw:text-box>
          <text:p text:style-name="MP11"><text:span text:style-name="MT10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commentaires 2" presentation:style-name="Mpr2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g draw:name="Group 11">
        <draw:custom-shape draw:name="Oval 7" draw:style-name="Mgr13" draw:layer="Master1-bg" svg:width="1.204cm" svg:height="1.204cm" svg:x="26.099cm" svg:y="19.15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8" draw:style-name="Mgr4" draw:layer="Master1-bg" svg:width="0.98cm" svg:height="0.98cm" svg:x="26.211cm" svg:y="19.265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name="Title 1" presentation:style-name="Mpr29" draw:text-style-name="MP4" draw:layer="backgroundobjects" svg:width="23.801cm" svg:height="4.928cm" svg:x="2.1cm" svg:y="1.484cm" presentation:class="title">
        <draw:text-box>
          <text:p text:style-name="MP3"><text:span text:style-name="MT2">Modifiez le style du titre</text:span></text:p>
        </draw:text-box>
      </draw:frame>
      <draw:frame draw:name="Content Placeholder 2" presentation:style-name="Mpr30" draw:text-style-name="MP4" draw:layer="backgroundobjects" svg:width="11.201cm" svg:height="12.179cm" svg:x="2.1cm" svg:y="6.72cm" presentation:class="title">
        <draw:text-box>
          <text:list text:style-name="ML3">
            <text:list-item>
              <text:p text:style-name="MP5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Content Placeholder 3" presentation:style-name="Mpr30" draw:text-style-name="MP4" draw:layer="backgroundobjects" svg:width="11.201cm" svg:height="12.179cm" svg:x="14.675cm" svg:y="6.72cm" presentation:class="title">
        <draw:text-box>
          <text:list text:style-name="ML3">
            <text:list-item>
              <text:p text:style-name="MP5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Date Placeholder 4" presentation:style-name="Mpr31" draw:text-style-name="MP4" draw:layer="backgroundobjects" svg:width="7.518cm" svg:height="1.118cm" svg:x="18.35cm" svg:y="19.207cm" presentation:class="date-time">
        <draw:text-box>
          <text:p/>
        </draw:text-box>
      </draw:frame>
      <draw:frame draw:name="Footer Placeholder 5" presentation:style-name="Mpr31" draw:text-style-name="MP4" draw:layer="backgroundobjects" svg:width="14.533cm" svg:height="1.118cm" svg:x="2.1cm" svg:y="19.207cm" presentation:class="footer">
        <draw:text-box>
          <text:p text:style-name="MP10"><text:span text:style-name="MT6">CADIOT – OSHIRO M2CCI Projet PHP</text:span></text:p>
        </draw:text-box>
      </draw:frame>
      <draw:frame draw:name="Slide Number Placeholder 6" presentation:style-name="Mpr32" draw:text-style-name="MP4" draw:layer="backgroundobjects" svg:width="1.47cm" svg:height="1.118cm" svg:x="25.979cm" svg:y="19.20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commentaires 2" presentation:style-name="Mpr3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5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g draw:name="Group 11">
        <draw:custom-shape draw:name="Oval 7" draw:style-name="Mgr14" draw:layer="Master1-bg" svg:width="1.204cm" svg:height="1.204cm" svg:x="26.099cm" svg:y="19.15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8" draw:style-name="Mgr4" draw:layer="Master1-bg" svg:width="0.98cm" svg:height="0.98cm" svg:x="26.211cm" svg:y="19.265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name="Title 9" presentation:style-name="Mpr36" draw:text-style-name="MP4" draw:layer="backgroundobjects" svg:width="23.801cm" svg:height="4.928cm" svg:x="2.1cm" svg:y="1.484cm" presentation:class="title">
        <draw:text-box>
          <text:p text:style-name="MP3"><text:span text:style-name="MT2">Modifiez le style du titre</text:span></text:p>
        </draw:text-box>
      </draw:frame>
      <draw:frame draw:name="Text Placeholder 2" presentation:style-name="Mpr37" draw:text-style-name="MP4" draw:layer="backgroundobjects" svg:width="11.201cm" svg:height="1.96cm" svg:x="2.1cm" svg:y="6.272cm" presentation:class="outline">
        <draw:text-box>
          <text:list text:style-name="ML6">
            <text:list-item>
              <text:p text:style-name="MP13"><text:span text:style-name="MT12">Modifiez les styles du texte du masque</text:span></text:p>
            </text:list-item>
          </text:list>
        </draw:text-box>
      </draw:frame>
      <draw:frame draw:name="Content Placeholder 3" presentation:style-name="Mpr38" draw:text-style-name="MP4" draw:layer="backgroundobjects" svg:width="11.201cm" svg:height="10.08cm" svg:x="2.1cm" svg:y="8.4cm" presentation:class="title">
        <draw:text-box>
          <text:list text:style-name="ML3">
            <text:list-item>
              <text:p text:style-name="MP5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Text Placeholder 4" presentation:style-name="Mpr37" draw:text-style-name="MP4" draw:layer="backgroundobjects" svg:width="11.201cm" svg:height="1.96cm" svg:x="14.763cm" svg:y="6.272cm" presentation:class="outline">
        <draw:text-box>
          <text:list text:style-name="ML6">
            <text:list-item>
              <text:p text:style-name="MP13"><text:span text:style-name="MT12">Modifiez les styles du texte du masque</text:span></text:p>
            </text:list-item>
          </text:list>
        </draw:text-box>
      </draw:frame>
      <draw:frame draw:name="Content Placeholder 5" presentation:style-name="Mpr38" draw:text-style-name="MP4" draw:layer="backgroundobjects" svg:width="11.201cm" svg:height="10.08cm" svg:x="14.763cm" svg:y="8.4cm" presentation:class="title">
        <draw:text-box>
          <text:list text:style-name="ML3">
            <text:list-item>
              <text:p text:style-name="MP5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Date Placeholder 6" presentation:style-name="Mpr39" draw:text-style-name="MP4" draw:layer="backgroundobjects" svg:width="7.518cm" svg:height="1.118cm" svg:x="18.35cm" svg:y="19.207cm" presentation:class="date-time">
        <draw:text-box>
          <text:p/>
        </draw:text-box>
      </draw:frame>
      <draw:frame draw:name="Footer Placeholder 7" presentation:style-name="Mpr39" draw:text-style-name="MP4" draw:layer="backgroundobjects" svg:width="14.533cm" svg:height="1.118cm" svg:x="2.1cm" svg:y="19.207cm" presentation:class="footer">
        <draw:text-box>
          <text:p text:style-name="MP10"><text:span text:style-name="MT6">CADIOT – OSHIRO M2CCI Projet PHP</text:span></text:p>
        </draw:text-box>
      </draw:frame>
      <draw:frame draw:name="Slide Number Placeholder 8" presentation:style-name="Mpr40" draw:text-style-name="MP4" draw:layer="backgroundobjects" svg:width="1.47cm" svg:height="1.118cm" svg:x="25.979cm" svg:y="19.20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commentaires 2" presentation:style-name="Mpr4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3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g draw:name="Group 11">
        <draw:custom-shape draw:name="Oval 7" draw:style-name="Mgr15" draw:layer="Master1-bg" svg:width="1.204cm" svg:height="1.204cm" svg:x="26.099cm" svg:y="19.15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8" draw:style-name="Mgr4" draw:layer="Master1-bg" svg:width="0.98cm" svg:height="0.98cm" svg:x="26.211cm" svg:y="19.265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name="Title 5" presentation:style-name="Mpr44" draw:text-style-name="MP4" draw:layer="backgroundobjects" svg:width="23.801cm" svg:height="4.928cm" svg:x="2.1cm" svg:y="1.484cm" presentation:class="title">
        <draw:text-box>
          <text:p text:style-name="MP3"><text:span text:style-name="MT2">Modifiez le style du titre</text:span></text:p>
        </draw:text-box>
      </draw:frame>
      <draw:frame draw:name="Date Placeholder 2" presentation:style-name="Mpr45" draw:text-style-name="MP4" draw:layer="backgroundobjects" svg:width="7.518cm" svg:height="1.118cm" svg:x="18.35cm" svg:y="19.207cm" presentation:class="date-time">
        <draw:text-box>
          <text:p/>
        </draw:text-box>
      </draw:frame>
      <draw:frame draw:name="Footer Placeholder 3" presentation:style-name="Mpr45" draw:text-style-name="MP4" draw:layer="backgroundobjects" svg:width="14.533cm" svg:height="1.118cm" svg:x="2.1cm" svg:y="19.207cm" presentation:class="footer">
        <draw:text-box>
          <text:p text:style-name="MP10"><text:span text:style-name="MT6">CADIOT – OSHIRO M2CCI Projet PHP</text:span></text:p>
        </draw:text-box>
      </draw:frame>
      <draw:frame draw:name="Slide Number Placeholder 4" presentation:style-name="Mpr46" draw:text-style-name="MP4" draw:layer="backgroundobjects" svg:width="1.47cm" svg:height="1.118cm" svg:x="25.979cm" svg:y="19.20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commentaires 2" presentation:style-name="Mpr4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9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g draw:name="Group 11">
        <draw:custom-shape draw:name="Oval 7" draw:style-name="Mgr16" draw:layer="Master1-bg" svg:width="1.204cm" svg:height="1.204cm" svg:x="26.099cm" svg:y="19.15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8" draw:style-name="Mgr4" draw:layer="Master1-bg" svg:width="0.98cm" svg:height="0.98cm" svg:x="26.211cm" svg:y="19.265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name="Date Placeholder 1" presentation:style-name="Mpr50" draw:text-style-name="MP4" draw:layer="backgroundobjects" svg:width="7.518cm" svg:height="1.118cm" svg:x="18.35cm" svg:y="19.207cm" presentation:class="date-time">
        <draw:text-box>
          <text:p/>
        </draw:text-box>
      </draw:frame>
      <draw:frame draw:name="Footer Placeholder 2" presentation:style-name="Mpr50" draw:text-style-name="MP4" draw:layer="backgroundobjects" svg:width="14.533cm" svg:height="1.118cm" svg:x="2.1cm" svg:y="19.207cm" presentation:class="footer">
        <draw:text-box>
          <text:p text:style-name="MP10"><text:span text:style-name="MT6">CADIOT – OSHIRO M2CCI Projet PHP</text:span></text:p>
        </draw:text-box>
      </draw:frame>
      <draw:frame draw:name="Slide Number Placeholder 3" presentation:style-name="Mpr51" draw:text-style-name="MP4" draw:layer="backgroundobjects" svg:width="1.47cm" svg:height="1.118cm" svg:x="25.979cm" svg:y="19.207cm" presentation:class="page-number">
        <draw:text-box>
          <text:p text:style-name="MP11"><text:span text:style-name="MT7"><text:page-number>&lt;numéro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commentaires 2" presentation:style-name="Mpr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4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custom-shape draw:name="Rectangle 7" draw:style-name="Mgr17" draw:layer="backgroundobjects" svg:width="8.93cm" svg:height="20.999cm" svg:x="19.071cm" svg:y="0cm">
        <text:p/>
        <draw:enhanced-geometry svg:viewBox="0 0 21600 21600" draw:type="non-primitive" draw:enhanced-path="M 0 0 L 21600 0 21600 21600 0 21600 Z N"/>
      </draw:custom-shape>
      <draw:frame draw:name="Title 1" presentation:style-name="Mpr55" draw:text-style-name="MP4" draw:layer="backgroundobjects" svg:width="7.35cm" svg:height="5.32cm" svg:x="19.636cm" svg:y="2.1cm" presentation:class="title">
        <draw:text-box>
          <text:p text:style-name="MP3"><text:span text:style-name="MT13">Modifiez le style du titre</text:span></text:p>
        </draw:text-box>
      </draw:frame>
      <draw:frame draw:name="Content Placeholder 2" presentation:style-name="Mpr56" draw:text-style-name="MP4" draw:layer="backgroundobjects" svg:width="15.415cm" svg:height="15.371cm" svg:x="1.925cm" svg:y="2.1cm" presentation:class="title">
        <draw:text-box>
          <text:list text:style-name="ML3">
            <text:list-item>
              <text:p text:style-name="MP5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Text Placeholder 3" presentation:style-name="Mpr57" draw:text-style-name="MP4" draw:layer="backgroundobjects" svg:width="7.35cm" svg:height="10.08cm" svg:x="19.636cm" svg:y="7.42cm" presentation:class="outline">
        <draw:text-box>
          <text:list text:style-name="ML6">
            <text:list-item>
              <text:p text:style-name="MP14"><text:span text:style-name="MT14">Modifiez les styles du texte du masque</text:span></text:p>
            </text:list-item>
          </text:list>
        </draw:text-box>
      </draw:frame>
      <draw:g draw:name="Group 11">
        <draw:custom-shape draw:name="Oval 12" draw:style-name="Mgr18" draw:layer="layout" svg:width="1.204cm" svg:height="1.204cm" svg:x="26.099cm" svg:y="19.15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3" draw:style-name="Mgr4" draw:layer="layout" svg:width="0.98cm" svg:height="0.98cm" svg:x="26.211cm" svg:y="19.265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name="Date Placeholder 8" presentation:style-name="Mpr58" draw:text-style-name="MP4" draw:layer="backgroundobjects" svg:width="7.518cm" svg:height="1.118cm" svg:x="18.35cm" svg:y="19.207cm" presentation:class="date-time">
        <draw:text-box>
          <text:p/>
        </draw:text-box>
      </draw:frame>
      <draw:frame draw:name="Footer Placeholder 9" presentation:style-name="Mpr58" draw:text-style-name="MP4" draw:layer="backgroundobjects" svg:width="14.533cm" svg:height="1.118cm" svg:x="2.1cm" svg:y="19.207cm" presentation:class="footer">
        <draw:text-box>
          <text:p text:style-name="MP10"><text:span text:style-name="MT6">CADIOT – OSHIRO M2CCI Projet PHP</text:span></text:p>
        </draw:text-box>
      </draw:frame>
      <draw:frame draw:name="Slide Number Placeholder 10" presentation:style-name="Mpr59" draw:text-style-name="MP4" draw:layer="backgroundobjects" svg:width="1.47cm" svg:height="1.118cm" svg:x="25.979cm" svg:y="19.20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commentaires 2" presentation:style-name="Mpr6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2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custom-shape draw:name="Rectangle 10" draw:style-name="Mgr19" draw:layer="backgroundobjects" svg:width="8.93cm" svg:height="20.999cm" svg:x="19.071cm" svg:y="0cm">
        <text:p/>
        <draw:enhanced-geometry svg:viewBox="0 0 21600 21600" draw:type="non-primitive" draw:enhanced-path="M 0 0 L 21600 0 21600 21600 0 21600 Z N"/>
      </draw:custom-shape>
      <draw:frame draw:name="Title 1" presentation:style-name="Mpr63" draw:text-style-name="MP4" draw:layer="backgroundobjects" svg:width="7.35cm" svg:height="5.32cm" svg:x="19.636cm" svg:y="2.1cm" presentation:class="title">
        <draw:text-box>
          <text:p text:style-name="MP3"><text:span text:style-name="MT13">Modifiez le style du titre</text:span></text:p>
        </draw:text-box>
      </draw:frame>
      <draw:frame draw:name="Picture Placeholder 2" presentation:style-name="Mpr64" draw:text-style-name="MP4" draw:layer="backgroundobjects" svg:width="19.071cm" svg:height="20.999cm" svg:x="0cm" svg:y="0cm" presentation:class="title">
        <draw:text-box>
          <text:p text:style-name="MP13"><text:span text:style-name="MT15">Cliquez sur l'icône pour ajouter une image</text:span></text:p>
        </draw:text-box>
      </draw:frame>
      <draw:frame draw:name="Text Placeholder 3" presentation:style-name="Mpr65" draw:text-style-name="MP4" draw:layer="backgroundobjects" svg:width="7.35cm" svg:height="10.08cm" svg:x="19.636cm" svg:y="7.42cm" presentation:class="outline">
        <draw:text-box>
          <text:list text:style-name="ML6">
            <text:list-item>
              <text:p text:style-name="MP14"><text:span text:style-name="MT14">Modifiez les styles du texte du masque</text:span></text:p>
            </text:list-item>
          </text:list>
        </draw:text-box>
      </draw:frame>
      <draw:g draw:name="Group 11">
        <draw:custom-shape draw:name="Oval 12" draw:style-name="Mgr20" draw:layer="layout" svg:width="1.204cm" svg:height="1.204cm" svg:x="26.099cm" svg:y="19.15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3" draw:style-name="Mgr4" draw:layer="layout" svg:width="0.98cm" svg:height="0.98cm" svg:x="26.211cm" svg:y="19.265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name="Date Placeholder 7" presentation:style-name="Mpr66" draw:text-style-name="MP4" draw:layer="backgroundobjects" svg:width="7.518cm" svg:height="1.118cm" svg:x="18.35cm" svg:y="19.207cm" presentation:class="date-time">
        <draw:text-box>
          <text:p/>
        </draw:text-box>
      </draw:frame>
      <draw:frame draw:name="Slide Number Placeholder 9" presentation:style-name="Mpr67" draw:text-style-name="MP4" draw:layer="backgroundobjects" svg:width="1.47cm" svg:height="1.118cm" svg:x="25.979cm" svg:y="19.20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commentaires 2" presentation:style-name="Mpr6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0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g draw:name="Group 11">
        <draw:custom-shape draw:name="Oval 7" draw:style-name="Mgr21" draw:layer="Master1-bg" svg:width="1.204cm" svg:height="1.204cm" svg:x="26.099cm" svg:y="19.15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8" draw:style-name="Mgr4" draw:layer="Master1-bg" svg:width="0.98cm" svg:height="0.98cm" svg:x="26.211cm" svg:y="19.265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name="Title 1" presentation:style-name="Mpr71" draw:text-style-name="MP4" draw:layer="backgroundobjects" svg:width="23.801cm" svg:height="4.928cm" svg:x="2.1cm" svg:y="1.484cm" presentation:class="title">
        <draw:text-box>
          <text:p text:style-name="MP3"><text:span text:style-name="MT2">Modifiez le style du titre</text:span></text:p>
        </draw:text-box>
      </draw:frame>
      <draw:frame draw:name="Vertical Text Placeholder 2" presentation:style-name="Mpr72" draw:text-style-name="MP15" draw:layer="backgroundobjects" svg:width="23.801cm" svg:height="12.403cm" svg:x="2.1cm" svg:y="6.496cm" presentation:class="outline">
        <draw:text-box>
          <text:list text:style-name="ML3">
            <text:list-item>
              <text:p text:style-name="MP5"><text:span text:style-name="MT3">Modifiez les styles du texte du masque</text:span></text:p>
              <text:list>
                <text:list-item>
                  <text:p text:style-name="MP6"><text:span text:style-name="MT4">Deuxième niveau</text:span></text:p>
                  <text:list>
                    <text:list-item>
                      <text:p text:style-name="MP7"><text:span text:style-name="MT5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73" draw:text-style-name="MP4" draw:layer="backgroundobjects" svg:width="7.518cm" svg:height="1.118cm" svg:x="18.35cm" svg:y="19.207cm" presentation:class="date-time">
        <draw:text-box>
          <text:p/>
        </draw:text-box>
      </draw:frame>
      <draw:frame draw:name="Footer Placeholder 7" presentation:style-name="Mpr73" draw:text-style-name="MP4" draw:layer="backgroundobjects" svg:width="14.533cm" svg:height="1.118cm" svg:x="2.1cm" svg:y="19.207cm" presentation:class="footer">
        <draw:text-box>
          <text:p text:style-name="MP10"><text:span text:style-name="MT6">CADIOT – OSHIRO M2CCI Projet PHP</text:span></text:p>
        </draw:text-box>
      </draw:frame>
      <draw:frame draw:name="Slide Number Placeholder 8" presentation:style-name="Mpr74" draw:text-style-name="MP4" draw:layer="backgroundobjects" svg:width="1.47cm" svg:height="1.118cm" svg:x="25.979cm" svg:y="19.20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commentaires 2" presentation:style-name="Mpr7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7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g draw:name="Group 11">
        <draw:custom-shape draw:name="Oval 7" draw:style-name="Mgr22" draw:layer="Master1-bg" svg:width="1.204cm" svg:height="1.204cm" svg:x="26.099cm" svg:y="19.15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8" draw:style-name="Mgr4" draw:layer="Master1-bg" svg:width="0.98cm" svg:height="0.98cm" svg:x="26.211cm" svg:y="19.265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name="Vertical Title 1" presentation:style-name="Mpr78" draw:text-style-name="MP15" draw:layer="backgroundobjects" svg:width="5.863cm" svg:height="17.266cm" svg:x="20.039cm" svg:y="1.633cm" presentation:class="title">
        <draw:text-box>
          <text:p text:style-name="MP3"><text:span text:style-name="MT2">Modifiez le style du titre</text:span></text:p>
        </draw:text-box>
      </draw:frame>
      <draw:frame draw:name="Vertical Text Placeholder 2" presentation:style-name="Mpr79" draw:text-style-name="MP15" draw:layer="backgroundobjects" svg:width="17.239cm" svg:height="17.266cm" svg:x="2.45cm" svg:y="1.633cm" presentation:class="outline">
        <draw:text-box>
          <text:list text:style-name="ML3">
            <text:list-item>
              <text:p text:style-name="MP5"><text:span text:style-name="MT3">Modifiez les styles du texte du masque</text:span></text:p>
              <text:list>
                <text:list-item>
                  <text:p text:style-name="MP6"><text:span text:style-name="MT4">Deuxième niveau</text:span></text:p>
                  <text:list>
                    <text:list-item>
                      <text:p text:style-name="MP7"><text:span text:style-name="MT5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0" draw:text-style-name="MP4" draw:layer="backgroundobjects" svg:width="7.518cm" svg:height="1.118cm" svg:x="18.35cm" svg:y="19.207cm" presentation:class="date-time">
        <draw:text-box>
          <text:p/>
        </draw:text-box>
      </draw:frame>
      <draw:frame draw:name="Footer Placeholder 7" presentation:style-name="Mpr80" draw:text-style-name="MP4" draw:layer="backgroundobjects" svg:width="14.533cm" svg:height="1.118cm" svg:x="2.1cm" svg:y="19.207cm" presentation:class="footer">
        <draw:text-box>
          <text:p text:style-name="MP10"><text:span text:style-name="MT6">CADIOT – OSHIRO M2CCI Projet PHP</text:span></text:p>
        </draw:text-box>
      </draw:frame>
      <draw:frame draw:name="Slide Number Placeholder 8" presentation:style-name="Mpr81" draw:text-style-name="MP4" draw:layer="backgroundobjects" svg:width="1.47cm" svg:height="1.118cm" svg:x="25.979cm" svg:y="19.20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8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4" draw:text-style-name="MP4" draw:layer="backgroundobjects" svg:width="9.113cm" svg:height="1.484cm" svg:x="11.886cm" svg:y="28.215cm" presentation:class="page-number">
          <draw:text-box>
            <text:p text:style-name="MP2"><text:span text:style-name="MT8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PROJET PHP</dc:title>
    <meta:initial-creator>Vince</meta:initial-creator>
    <meta:creation-date>2017-01-18T10:11:40Z</meta:creation-date>
    <dc:date>2017-01-18T20:40:14.25</dc:date>
    <meta:editing-cycles>5</meta:editing-cycles>
    <meta:editing-duration>PT23M39S</meta:editing-duration>
    <meta:document-statistic meta:object-count="249"/>
    <meta:template xlink:type="simple" xlink:actuate="onRequest" xlink:title="" xlink:href="./TM03090434%5B%5Bfn=Type%20de%20bois%5D%5D"/>
  </office:meta>
</office:document-meta>
</file>